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5cm" style:rel-column-width="16053*"/>
    </style:style>
    <style:style style:name="Tabelle1.B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7cm" style:rel-column-width="16077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paragraph-rsid="000e7b79"/>
    </style:style>
    <style:style style:name="P20" style:family="paragraph" style:parent-style-name="Table_20_Contents">
      <style:text-properties officeooo:rsid="0026c11e" officeooo:paragraph-rsid="0026c11e"/>
    </style:style>
    <style:style style:name="P21" style:family="paragraph" style:parent-style-name="Table_20_Contents">
      <style:text-properties officeooo:rsid="0026c11e" officeooo:paragraph-rsid="0027ca2c"/>
    </style:style>
    <style:style style:name="P22" style:family="paragraph" style:parent-style-name="Table_20_Contents">
      <style:text-properties officeooo:rsid="0027eb39" officeooo:paragraph-rsid="0027eb39"/>
    </style:style>
    <style:style style:name="P23" style:family="paragraph" style:parent-style-name="Table_20_Contents">
      <style:text-properties officeooo:rsid="002c8cf0" officeooo:paragraph-rsid="002c8cf0"/>
    </style:style>
    <style:style style:name="P24" style:family="paragraph" style:parent-style-name="Table_20_Contents">
      <style:text-properties officeooo:rsid="002ef64f" officeooo:paragraph-rsid="002ef64f"/>
    </style:style>
    <style:style style:name="P25" style:family="paragraph" style:parent-style-name="Table_20_Contents">
      <style:text-properties officeooo:rsid="0030c7a2" officeooo:paragraph-rsid="0030c7a2"/>
    </style:style>
    <style:style style:name="P26" style:family="paragraph" style:parent-style-name="Table_20_Contents">
      <style:text-properties officeooo:paragraph-rsid="0030c7a2"/>
    </style:style>
    <style:style style:name="P27" style:family="paragraph" style:parent-style-name="Table_20_Contents">
      <style:text-properties officeooo:rsid="00323257" officeooo:paragraph-rsid="00323257"/>
    </style:style>
    <style:style style:name="P28" style:family="paragraph" style:parent-style-name="Table_20_Contents">
      <style:text-properties officeooo:paragraph-rsid="00323257"/>
    </style:style>
    <style:style style:name="P29" style:family="paragraph" style:parent-style-name="Table_20_Contents">
      <style:text-properties officeooo:rsid="003628bc" officeooo:paragraph-rsid="003628bc"/>
    </style:style>
    <style:style style:name="P30" style:family="paragraph" style:parent-style-name="Table_20_Contents">
      <style:text-properties officeooo:rsid="0037bb97" officeooo:paragraph-rsid="0037bb97"/>
    </style:style>
    <style:style style:name="P31" style:family="paragraph" style:parent-style-name="Table_20_Contents">
      <style:text-properties officeooo:rsid="0037bb97" officeooo:paragraph-rsid="00f5611c"/>
    </style:style>
    <style:style style:name="P32" style:family="paragraph" style:parent-style-name="Table_20_Contents">
      <style:text-properties officeooo:rsid="003caf6a" officeooo:paragraph-rsid="003caf6a"/>
    </style:style>
    <style:style style:name="P33" style:family="paragraph" style:parent-style-name="Table_20_Contents">
      <style:text-properties officeooo:rsid="003cc6f9" officeooo:paragraph-rsid="003cc6f9"/>
    </style:style>
    <style:style style:name="P34" style:family="paragraph" style:parent-style-name="Table_20_Contents">
      <style:text-properties officeooo:rsid="003dc891" officeooo:paragraph-rsid="003dc891"/>
    </style:style>
    <style:style style:name="P35" style:family="paragraph" style:parent-style-name="Table_20_Contents">
      <style:text-properties officeooo:rsid="0041a27a" officeooo:paragraph-rsid="0041a27a"/>
    </style:style>
    <style:style style:name="P36" style:family="paragraph" style:parent-style-name="Table_20_Contents">
      <style:text-properties officeooo:rsid="0041a27a" officeooo:paragraph-rsid="0041d731"/>
    </style:style>
    <style:style style:name="P37" style:family="paragraph" style:parent-style-name="Table_20_Contents">
      <style:text-properties officeooo:rsid="0041d731" officeooo:paragraph-rsid="0041d731"/>
    </style:style>
    <style:style style:name="P38" style:family="paragraph" style:parent-style-name="Table_20_Contents">
      <style:text-properties officeooo:rsid="0043712f" officeooo:paragraph-rsid="0043712f"/>
    </style:style>
    <style:style style:name="P39" style:family="paragraph" style:parent-style-name="Table_20_Contents">
      <style:text-properties officeooo:rsid="0043712f" officeooo:paragraph-rsid="00449bee"/>
    </style:style>
    <style:style style:name="P40" style:family="paragraph" style:parent-style-name="Table_20_Contents">
      <style:text-properties officeooo:rsid="00449bee" officeooo:paragraph-rsid="00449bee"/>
    </style:style>
    <style:style style:name="P41" style:family="paragraph" style:parent-style-name="Table_20_Contents">
      <style:text-properties officeooo:rsid="00449bee" officeooo:paragraph-rsid="004a34be"/>
    </style:style>
    <style:style style:name="P42" style:family="paragraph" style:parent-style-name="Table_20_Contents">
      <style:text-properties officeooo:rsid="00485c56" officeooo:paragraph-rsid="00485c56"/>
    </style:style>
    <style:style style:name="P43" style:family="paragraph" style:parent-style-name="Table_20_Contents">
      <style:text-properties officeooo:rsid="004a34be" officeooo:paragraph-rsid="004a34be"/>
    </style:style>
    <style:style style:name="P44" style:family="paragraph" style:parent-style-name="Table_20_Contents">
      <style:text-properties officeooo:rsid="004af871" officeooo:paragraph-rsid="004af871"/>
    </style:style>
    <style:style style:name="P45" style:family="paragraph" style:parent-style-name="Table_20_Contents">
      <style:text-properties officeooo:rsid="004c04a2" officeooo:paragraph-rsid="004c04a2"/>
    </style:style>
    <style:style style:name="P46" style:family="paragraph" style:parent-style-name="Table_20_Contents">
      <style:text-properties officeooo:rsid="004c04a2" officeooo:paragraph-rsid="008cfdea"/>
    </style:style>
    <style:style style:name="P47" style:family="paragraph" style:parent-style-name="Table_20_Contents">
      <style:text-properties officeooo:rsid="004d4b54" officeooo:paragraph-rsid="004d4b54"/>
    </style:style>
    <style:style style:name="P48" style:family="paragraph" style:parent-style-name="Table_20_Contents">
      <style:text-properties officeooo:rsid="004f2400" officeooo:paragraph-rsid="004f2400"/>
    </style:style>
    <style:style style:name="P49" style:family="paragraph" style:parent-style-name="Table_20_Contents">
      <style:text-properties officeooo:rsid="00503d87" officeooo:paragraph-rsid="00503d87"/>
    </style:style>
    <style:style style:name="P50" style:family="paragraph" style:parent-style-name="Table_20_Contents">
      <style:text-properties officeooo:rsid="00520936" officeooo:paragraph-rsid="00520936"/>
    </style:style>
    <style:style style:name="P51" style:family="paragraph" style:parent-style-name="Table_20_Contents">
      <style:text-properties officeooo:rsid="00520a00" officeooo:paragraph-rsid="00520a00"/>
    </style:style>
    <style:style style:name="P52" style:family="paragraph" style:parent-style-name="Table_20_Contents">
      <style:text-properties officeooo:rsid="0053922d" officeooo:paragraph-rsid="0053922d"/>
    </style:style>
    <style:style style:name="P53" style:family="paragraph" style:parent-style-name="Table_20_Contents">
      <style:text-properties officeooo:rsid="0053cc26" officeooo:paragraph-rsid="0053cc26"/>
    </style:style>
    <style:style style:name="P54" style:family="paragraph" style:parent-style-name="Table_20_Contents">
      <style:text-properties officeooo:paragraph-rsid="0053cc26"/>
    </style:style>
    <style:style style:name="P55" style:family="paragraph" style:parent-style-name="Table_20_Contents">
      <style:text-properties officeooo:rsid="0054fcd7" officeooo:paragraph-rsid="0054fcd7"/>
    </style:style>
    <style:style style:name="P56" style:family="paragraph" style:parent-style-name="Table_20_Contents">
      <style:text-properties officeooo:rsid="0054fcd7" officeooo:paragraph-rsid="00560c54"/>
    </style:style>
    <style:style style:name="P57" style:family="paragraph" style:parent-style-name="Table_20_Contents">
      <style:text-properties officeooo:rsid="005734e4" officeooo:paragraph-rsid="005734e4"/>
    </style:style>
    <style:style style:name="P58" style:family="paragraph" style:parent-style-name="Table_20_Contents">
      <style:text-properties officeooo:paragraph-rsid="00573284"/>
    </style:style>
    <style:style style:name="P59" style:family="paragraph" style:parent-style-name="Table_20_Contents">
      <style:text-properties officeooo:rsid="0058d289" officeooo:paragraph-rsid="0058d289"/>
    </style:style>
    <style:style style:name="P60" style:family="paragraph" style:parent-style-name="Table_20_Contents">
      <style:text-properties officeooo:rsid="00595a9c" officeooo:paragraph-rsid="00595a9c"/>
    </style:style>
    <style:style style:name="P61" style:family="paragraph" style:parent-style-name="Table_20_Contents">
      <style:text-properties officeooo:rsid="005b17dc" officeooo:paragraph-rsid="005b17dc"/>
    </style:style>
    <style:style style:name="P62" style:family="paragraph" style:parent-style-name="Table_20_Contents">
      <style:text-properties officeooo:paragraph-rsid="00595a9c"/>
    </style:style>
    <style:style style:name="P63" style:family="paragraph" style:parent-style-name="Table_20_Contents">
      <style:text-properties officeooo:rsid="005ceeac" officeooo:paragraph-rsid="005ceeac"/>
    </style:style>
    <style:style style:name="P64" style:family="paragraph" style:parent-style-name="Table_20_Contents">
      <style:text-properties officeooo:rsid="005dd374" officeooo:paragraph-rsid="005dd374"/>
    </style:style>
    <style:style style:name="P65" style:family="paragraph" style:parent-style-name="Table_20_Contents">
      <style:text-properties officeooo:rsid="00606816" officeooo:paragraph-rsid="00606816"/>
    </style:style>
    <style:style style:name="P66" style:family="paragraph" style:parent-style-name="Table_20_Contents">
      <style:text-properties officeooo:rsid="00606816" officeooo:paragraph-rsid="0065c9c3"/>
    </style:style>
    <style:style style:name="P67" style:family="paragraph" style:parent-style-name="Table_20_Contents">
      <style:text-properties officeooo:rsid="0060a0e8" officeooo:paragraph-rsid="0060a0e8"/>
    </style:style>
    <style:style style:name="P68" style:family="paragraph" style:parent-style-name="Table_20_Contents">
      <style:text-properties officeooo:paragraph-rsid="00622bb6"/>
    </style:style>
    <style:style style:name="P69" style:family="paragraph" style:parent-style-name="Table_20_Contents">
      <style:text-properties officeooo:rsid="006368ad" officeooo:paragraph-rsid="006368ad"/>
    </style:style>
    <style:style style:name="P70" style:family="paragraph" style:parent-style-name="Table_20_Contents">
      <style:text-properties officeooo:rsid="0063fab4" officeooo:paragraph-rsid="0063fab4"/>
    </style:style>
    <style:style style:name="P71" style:family="paragraph" style:parent-style-name="Table_20_Contents">
      <style:text-properties officeooo:rsid="00644ce1" officeooo:paragraph-rsid="00644ce1"/>
    </style:style>
    <style:style style:name="P72" style:family="paragraph" style:parent-style-name="Table_20_Contents">
      <style:text-properties officeooo:paragraph-rsid="00606816"/>
    </style:style>
    <style:style style:name="P73" style:family="paragraph" style:parent-style-name="Table_20_Contents">
      <style:text-properties officeooo:rsid="0066a6f7" officeooo:paragraph-rsid="0066a6f7"/>
    </style:style>
    <style:style style:name="P74" style:family="paragraph" style:parent-style-name="Table_20_Contents">
      <style:text-properties officeooo:rsid="00679877" officeooo:paragraph-rsid="00679877"/>
    </style:style>
    <style:style style:name="P75" style:family="paragraph" style:parent-style-name="Table_20_Contents">
      <style:text-properties officeooo:rsid="00679877" officeooo:paragraph-rsid="006ab4e2"/>
    </style:style>
    <style:style style:name="P76" style:family="paragraph" style:parent-style-name="Table_20_Contents">
      <style:text-properties officeooo:paragraph-rsid="00695fab"/>
    </style:style>
    <style:style style:name="P77" style:family="paragraph" style:parent-style-name="Table_20_Contents">
      <style:text-properties officeooo:rsid="00695fab" officeooo:paragraph-rsid="00695fab"/>
    </style:style>
    <style:style style:name="P78" style:family="paragraph" style:parent-style-name="Table_20_Contents">
      <style:text-properties officeooo:rsid="006ab4e2" officeooo:paragraph-rsid="006ab4e2"/>
    </style:style>
    <style:style style:name="P79" style:family="paragraph" style:parent-style-name="Table_20_Contents">
      <style:text-properties officeooo:rsid="006ab4e2" officeooo:paragraph-rsid="00ce50a0"/>
    </style:style>
    <style:style style:name="P80" style:family="paragraph" style:parent-style-name="Table_20_Contents">
      <style:text-properties officeooo:rsid="006ab4e2" officeooo:paragraph-rsid="01540f9c"/>
    </style:style>
    <style:style style:name="P81" style:family="paragraph" style:parent-style-name="Table_20_Contents">
      <style:text-properties officeooo:rsid="00560c54" officeooo:paragraph-rsid="00560c54"/>
    </style:style>
    <style:style style:name="P82" style:family="paragraph" style:parent-style-name="Table_20_Contents">
      <style:text-properties officeooo:paragraph-rsid="00644ce1"/>
    </style:style>
    <style:style style:name="P83" style:family="paragraph" style:parent-style-name="Table_20_Contents">
      <style:text-properties officeooo:rsid="00ae0a14" officeooo:paragraph-rsid="00ae0a14"/>
    </style:style>
    <style:style style:name="P84" style:family="paragraph" style:parent-style-name="Table_20_Contents">
      <style:text-properties officeooo:rsid="00bee11f" officeooo:paragraph-rsid="00bee11f"/>
    </style:style>
    <style:style style:name="P85" style:family="paragraph" style:parent-style-name="Table_20_Contents">
      <style:text-properties officeooo:rsid="00ce50a0" officeooo:paragraph-rsid="00ce50a0"/>
    </style:style>
    <style:style style:name="P86" style:family="paragraph" style:parent-style-name="Table_20_Contents">
      <style:text-properties officeooo:rsid="00cededa" officeooo:paragraph-rsid="00cededa"/>
    </style:style>
    <style:style style:name="P87" style:family="paragraph" style:parent-style-name="Table_20_Contents">
      <style:text-properties officeooo:rsid="00d4c0f7" officeooo:paragraph-rsid="00d4c0f7"/>
    </style:style>
    <style:style style:name="P88" style:family="paragraph" style:parent-style-name="Table_20_Contents">
      <style:text-properties officeooo:rsid="00d866d8" officeooo:paragraph-rsid="00d866d8"/>
    </style:style>
    <style:style style:name="P89" style:family="paragraph" style:parent-style-name="Table_20_Contents">
      <style:text-properties officeooo:rsid="00ecb621" officeooo:paragraph-rsid="00ecb621"/>
    </style:style>
    <style:style style:name="P90" style:family="paragraph" style:parent-style-name="Table_20_Contents">
      <style:text-properties officeooo:rsid="00eea3a7" officeooo:paragraph-rsid="00eea3a7"/>
    </style:style>
    <style:style style:name="P91" style:family="paragraph" style:parent-style-name="Table_20_Contents">
      <style:text-properties officeooo:rsid="00efe48c" officeooo:paragraph-rsid="00efe48c"/>
    </style:style>
    <style:style style:name="P92" style:family="paragraph" style:parent-style-name="Table_20_Contents">
      <style:text-properties officeooo:rsid="01324297" officeooo:paragraph-rsid="01324297"/>
    </style:style>
    <style:style style:name="P93" style:family="paragraph" style:parent-style-name="Table_20_Contents">
      <style:text-properties officeooo:rsid="01336c88" officeooo:paragraph-rsid="01336c88"/>
    </style:style>
    <style:style style:name="P94" style:family="paragraph" style:parent-style-name="Table_20_Contents">
      <style:text-properties officeooo:rsid="01355a75" officeooo:paragraph-rsid="01355a75"/>
    </style:style>
    <style:style style:name="P95" style:family="paragraph" style:parent-style-name="Table_20_Contents">
      <style:text-properties officeooo:rsid="01355a75" officeooo:paragraph-rsid="01359e1d"/>
    </style:style>
    <style:style style:name="P96" style:family="paragraph" style:parent-style-name="Table_20_Contents">
      <style:text-properties officeooo:rsid="01355a75" officeooo:paragraph-rsid="01367a7c"/>
    </style:style>
    <style:style style:name="P97" style:family="paragraph" style:parent-style-name="Table_20_Contents">
      <style:text-properties officeooo:rsid="01359e1d" officeooo:paragraph-rsid="01359e1d"/>
    </style:style>
    <style:style style:name="P98" style:family="paragraph" style:parent-style-name="Table_20_Contents">
      <style:text-properties officeooo:rsid="01367a7c" officeooo:paragraph-rsid="01367a7c"/>
    </style:style>
    <style:style style:name="P99" style:family="paragraph" style:parent-style-name="Table_20_Contents">
      <style:text-properties officeooo:rsid="013a2d96" officeooo:paragraph-rsid="013a2d96"/>
    </style:style>
    <style:style style:name="P100" style:family="paragraph" style:parent-style-name="Table_20_Contents">
      <style:text-properties officeooo:rsid="013bb315" officeooo:paragraph-rsid="013bb315"/>
    </style:style>
    <style:style style:name="P101" style:family="paragraph" style:parent-style-name="Table_20_Contents">
      <style:text-properties officeooo:rsid="013c4dfb" officeooo:paragraph-rsid="01401c1d"/>
    </style:style>
    <style:style style:name="P102" style:family="paragraph" style:parent-style-name="Table_20_Contents">
      <style:text-properties officeooo:rsid="013d2e1e" officeooo:paragraph-rsid="013d2e1e"/>
    </style:style>
    <style:style style:name="P103" style:family="paragraph" style:parent-style-name="Table_20_Contents">
      <style:text-properties officeooo:rsid="013dfade" officeooo:paragraph-rsid="013dfade"/>
    </style:style>
    <style:style style:name="P104" style:family="paragraph" style:parent-style-name="Table_20_Contents">
      <style:text-properties officeooo:rsid="01401c1d" officeooo:paragraph-rsid="01401c1d"/>
    </style:style>
    <style:style style:name="P105" style:family="paragraph" style:parent-style-name="Table_20_Contents">
      <style:text-properties officeooo:rsid="01449924" officeooo:paragraph-rsid="01449924"/>
    </style:style>
    <style:style style:name="P106" style:family="paragraph" style:parent-style-name="Table_20_Contents">
      <style:text-properties officeooo:rsid="0155b494" officeooo:paragraph-rsid="0155b494"/>
    </style:style>
    <style:style style:name="P107" style:family="paragraph" style:parent-style-name="Table_20_Contents">
      <style:text-properties officeooo:rsid="01593163" officeooo:paragraph-rsid="01593163"/>
    </style:style>
    <style:style style:name="P108" style:family="paragraph" style:parent-style-name="Table_20_Contents">
      <style:text-properties officeooo:rsid="015aea30" officeooo:paragraph-rsid="015aea30"/>
    </style:style>
    <style:style style:name="P109" style:family="paragraph" style:parent-style-name="Table_20_Contents">
      <style:text-properties officeooo:rsid="015d098f" officeooo:paragraph-rsid="015d098f"/>
    </style:style>
    <style:style style:name="P110" style:family="paragraph" style:parent-style-name="Table_20_Contents">
      <style:text-properties officeooo:rsid="0160dcd1" officeooo:paragraph-rsid="0160dcd1"/>
    </style:style>
    <style:style style:name="P111" style:family="paragraph" style:parent-style-name="Table_20_Contents">
      <style:text-properties officeooo:rsid="0161c4ad" officeooo:paragraph-rsid="0161c4ad"/>
    </style:style>
    <style:style style:name="P112" style:family="paragraph" style:parent-style-name="Table_20_Contents">
      <style:text-properties officeooo:rsid="016cd89d" officeooo:paragraph-rsid="016cd89d"/>
    </style:style>
    <style:style style:name="P113" style:family="paragraph" style:parent-style-name="Table_20_Contents">
      <style:text-properties officeooo:rsid="016e058d" officeooo:paragraph-rsid="016e058d"/>
    </style:style>
    <style:style style:name="P114" style:family="paragraph" style:parent-style-name="Table_20_Contents">
      <style:text-properties officeooo:rsid="017fc3e8" officeooo:paragraph-rsid="017fc3e8"/>
    </style:style>
    <style:style style:name="P115" style:family="paragraph" style:parent-style-name="Table_20_Contents">
      <style:text-properties officeooo:rsid="0189a69f" officeooo:paragraph-rsid="0189a69f"/>
    </style:style>
    <style:style style:name="P116" style:family="paragraph" style:parent-style-name="Table_20_Contents">
      <style:text-properties officeooo:rsid="018aee30" officeooo:paragraph-rsid="018aee30"/>
    </style:style>
    <style:style style:name="P117" style:family="paragraph" style:parent-style-name="Table_20_Contents">
      <style:text-properties officeooo:rsid="018cd672" officeooo:paragraph-rsid="018cd672"/>
    </style:style>
    <style:style style:name="P118" style:family="paragraph" style:parent-style-name="Table_20_Contents">
      <style:text-properties officeooo:rsid="018f02c8" officeooo:paragraph-rsid="018f02c8"/>
    </style:style>
    <style:style style:name="P119" style:family="paragraph" style:parent-style-name="Table_20_Contents">
      <style:text-properties officeooo:rsid="018f9865" officeooo:paragraph-rsid="018f9865"/>
    </style:style>
    <style:style style:name="P120" style:family="paragraph" style:parent-style-name="Table_20_Contents">
      <style:text-properties officeooo:rsid="018fc0f3" officeooo:paragraph-rsid="018fc0f3"/>
    </style:style>
    <style:style style:name="P121" style:family="paragraph" style:parent-style-name="Table_20_Contents">
      <style:text-properties officeooo:rsid="01923741" officeooo:paragraph-rsid="01923741"/>
    </style:style>
    <style:style style:name="P122" style:family="paragraph" style:parent-style-name="Table_20_Contents">
      <style:text-properties officeooo:rsid="01926b2e" officeooo:paragraph-rsid="01926b2e"/>
    </style:style>
    <style:style style:name="P123" style:family="paragraph" style:parent-style-name="Table_20_Contents">
      <style:text-properties officeooo:rsid="01969268" officeooo:paragraph-rsid="01969268"/>
    </style:style>
    <style:style style:name="P124" style:family="paragraph" style:parent-style-name="Table_20_Contents">
      <style:text-properties officeooo:rsid="01982602" officeooo:paragraph-rsid="01982602"/>
    </style:style>
    <style:style style:name="P125" style:family="paragraph" style:parent-style-name="Table_20_Contents">
      <style:text-properties officeooo:rsid="01984493" officeooo:paragraph-rsid="01984493"/>
    </style:style>
    <style:style style:name="P126" style:family="paragraph" style:parent-style-name="Table_20_Contents">
      <style:text-properties officeooo:rsid="0199287b" officeooo:paragraph-rsid="0199287b"/>
    </style:style>
    <style:style style:name="P127" style:family="paragraph" style:parent-style-name="Table_20_Contents">
      <style:text-properties officeooo:rsid="019e7415" officeooo:paragraph-rsid="019e7415"/>
    </style:style>
    <style:style style:name="P128" style:family="paragraph" style:parent-style-name="Table_20_Contents">
      <style:text-properties officeooo:rsid="01a0ff98" officeooo:paragraph-rsid="01a0ff98"/>
    </style:style>
    <style:style style:name="P129" style:family="paragraph" style:parent-style-name="Standard">
      <style:text-properties officeooo:rsid="00ce50a0" officeooo:paragraph-rsid="00ce50a0"/>
    </style:style>
    <style:style style:name="P130" style:family="paragraph" style:parent-style-name="Standard">
      <style:text-properties officeooo:rsid="00ce50a0" officeooo:paragraph-rsid="01486624"/>
    </style:style>
    <style:style style:name="P131" style:family="paragraph" style:parent-style-name="Standard">
      <style:text-properties officeooo:rsid="00d91794" officeooo:paragraph-rsid="00d91794"/>
    </style:style>
    <style:style style:name="P132" style:family="paragraph" style:parent-style-name="Standard">
      <style:text-properties officeooo:rsid="0140b343" officeooo:paragraph-rsid="0140b343"/>
    </style:style>
    <style:style style:name="P133" style:family="paragraph" style:parent-style-name="Standard">
      <style:text-properties officeooo:rsid="01468f87" officeooo:paragraph-rsid="01468f87"/>
    </style:style>
    <style:style style:name="P134" style:family="paragraph" style:parent-style-name="Standard">
      <style:text-properties officeooo:rsid="0146abb2" officeooo:paragraph-rsid="0146abb2"/>
    </style:style>
    <style:style style:name="P135" style:family="paragraph" style:parent-style-name="Standard">
      <style:text-properties officeooo:rsid="0146abb2" officeooo:paragraph-rsid="01486624"/>
    </style:style>
    <style:style style:name="P136" style:family="paragraph" style:parent-style-name="Standard">
      <style:text-properties officeooo:rsid="0147f28b" officeooo:paragraph-rsid="0147f28b"/>
    </style:style>
    <style:style style:name="P137" style:family="paragraph" style:parent-style-name="Standard">
      <style:text-properties officeooo:rsid="0147f28b" officeooo:paragraph-rsid="01486624"/>
    </style:style>
    <style:style style:name="P138" style:family="paragraph" style:parent-style-name="Standard">
      <style:text-properties officeooo:rsid="014957f4" officeooo:paragraph-rsid="014957f4"/>
    </style:style>
    <style:style style:name="P139" style:family="paragraph" style:parent-style-name="Standard">
      <style:text-properties officeooo:rsid="0149c7b6" officeooo:paragraph-rsid="0149c7b6"/>
    </style:style>
    <style:style style:name="P140" style:family="paragraph" style:parent-style-name="Standard">
      <style:text-properties officeooo:rsid="014e9929" officeooo:paragraph-rsid="014e9929"/>
    </style:style>
    <style:style style:name="P141" style:family="paragraph" style:parent-style-name="Standard">
      <style:text-properties officeooo:rsid="0155b494" officeooo:paragraph-rsid="0155b494"/>
    </style:style>
    <style:style style:name="P142" style:family="paragraph" style:parent-style-name="Standard">
      <style:text-properties officeooo:rsid="0155b494" officeooo:paragraph-rsid="01a2f496"/>
    </style:style>
    <style:style style:name="P143" style:family="paragraph" style:parent-style-name="Standard">
      <style:text-properties officeooo:rsid="01593163" officeooo:paragraph-rsid="01593163"/>
    </style:style>
    <style:style style:name="P144" style:family="paragraph" style:parent-style-name="Standard">
      <style:text-properties officeooo:rsid="015aea30" officeooo:paragraph-rsid="015aea30"/>
    </style:style>
    <style:style style:name="P145" style:family="paragraph" style:parent-style-name="Standard">
      <style:text-properties officeooo:rsid="015aea30" officeooo:paragraph-rsid="015ef17e"/>
    </style:style>
    <style:style style:name="P146" style:family="paragraph" style:parent-style-name="Standard">
      <style:text-properties officeooo:rsid="0160b298" officeooo:paragraph-rsid="0160b298"/>
    </style:style>
    <style:style style:name="P147" style:family="paragraph" style:parent-style-name="Standard">
      <style:text-properties officeooo:rsid="0160dcd1" officeooo:paragraph-rsid="0160dcd1"/>
    </style:style>
    <style:style style:name="P148" style:family="paragraph" style:parent-style-name="Standard">
      <style:text-properties officeooo:rsid="0160dcd1" officeooo:paragraph-rsid="01643cee"/>
    </style:style>
    <style:style style:name="P149" style:family="paragraph" style:parent-style-name="Standard">
      <style:text-properties officeooo:rsid="0160dcd1" officeooo:paragraph-rsid="016cd89d"/>
    </style:style>
    <style:style style:name="P150" style:family="paragraph" style:parent-style-name="Standard">
      <style:text-properties officeooo:rsid="0160dcd1" officeooo:paragraph-rsid="016e058d"/>
    </style:style>
    <style:style style:name="P151" style:family="paragraph" style:parent-style-name="Standard">
      <style:text-properties officeooo:rsid="01643cee" officeooo:paragraph-rsid="01643cee"/>
    </style:style>
    <style:style style:name="P152" style:family="paragraph" style:parent-style-name="Standard">
      <style:text-properties officeooo:rsid="01643cee" officeooo:paragraph-rsid="016cd89d"/>
    </style:style>
    <style:style style:name="P153" style:family="paragraph" style:parent-style-name="Standard">
      <style:text-properties officeooo:rsid="01643cee" officeooo:paragraph-rsid="016e058d"/>
    </style:style>
    <style:style style:name="P154" style:family="paragraph" style:parent-style-name="Standard">
      <style:text-properties officeooo:rsid="0166bf23" officeooo:paragraph-rsid="0166bf23"/>
    </style:style>
    <style:style style:name="P155" style:family="paragraph" style:parent-style-name="Standard">
      <style:text-properties officeooo:rsid="016cd89d" officeooo:paragraph-rsid="016cd89d"/>
    </style:style>
    <style:style style:name="P156" style:family="paragraph" style:parent-style-name="Standard">
      <style:text-properties officeooo:rsid="016f8639" officeooo:paragraph-rsid="016f8639"/>
    </style:style>
    <style:style style:name="P157" style:family="paragraph" style:parent-style-name="Standard">
      <style:text-properties officeooo:rsid="017fc3e8" officeooo:paragraph-rsid="017fc3e8"/>
    </style:style>
    <style:style style:name="P158" style:family="paragraph" style:parent-style-name="Standard">
      <style:text-properties officeooo:rsid="017fc3e8" officeooo:paragraph-rsid="0185c019"/>
    </style:style>
    <style:style style:name="P159" style:family="paragraph" style:parent-style-name="Standard">
      <style:text-properties officeooo:rsid="0199e35e" officeooo:paragraph-rsid="0199e35e"/>
    </style:style>
    <style:style style:name="P160" style:family="paragraph" style:parent-style-name="Standard">
      <style:text-properties officeooo:rsid="019aef72" officeooo:paragraph-rsid="019aef72"/>
    </style:style>
    <style:style style:name="P161" style:family="paragraph" style:parent-style-name="Standard">
      <style:text-properties officeooo:rsid="019b5950" officeooo:paragraph-rsid="019b5950"/>
    </style:style>
    <style:style style:name="P162" style:family="paragraph" style:parent-style-name="Standard">
      <style:text-properties officeooo:rsid="019d18dd" officeooo:paragraph-rsid="019d18dd"/>
    </style:style>
    <style:style style:name="P163" style:family="paragraph" style:parent-style-name="Standard">
      <style:text-properties officeooo:rsid="019d53e8" officeooo:paragraph-rsid="019d53e8"/>
    </style:style>
    <style:style style:name="P164" style:family="paragraph" style:parent-style-name="Standard">
      <style:text-properties officeooo:rsid="019dc9a5" officeooo:paragraph-rsid="019dc9a5"/>
    </style:style>
    <style:style style:name="P165" style:family="paragraph" style:parent-style-name="Standard">
      <style:text-properties officeooo:rsid="019e10d8" officeooo:paragraph-rsid="019e10d8"/>
    </style:style>
    <style:style style:name="P166" style:family="paragraph" style:parent-style-name="Standard">
      <style:text-properties officeooo:rsid="019e7415" officeooo:paragraph-rsid="019e7415"/>
    </style:style>
    <style:style style:name="P167" style:family="paragraph" style:parent-style-name="Standard">
      <style:text-properties officeooo:rsid="019f49f6" officeooo:paragraph-rsid="019f49f6"/>
    </style:style>
    <style:style style:name="P168" style:family="paragraph" style:parent-style-name="Standard">
      <style:text-properties officeooo:rsid="019f87b9" officeooo:paragraph-rsid="019f87b9"/>
    </style:style>
    <style:style style:name="P169" style:family="paragraph" style:parent-style-name="Standard">
      <style:text-properties officeooo:rsid="019fdbf3" officeooo:paragraph-rsid="019fdbf3"/>
    </style:style>
    <style:style style:name="P170" style:family="paragraph" style:parent-style-name="Standard">
      <style:text-properties officeooo:rsid="01a2f496" officeooo:paragraph-rsid="01a2f496"/>
    </style:style>
    <style:style style:name="P171" style:family="paragraph" style:parent-style-name="Standard">
      <style:text-properties officeooo:rsid="01a4171d" officeooo:paragraph-rsid="01a4171d"/>
    </style:style>
    <style:style style:name="P172" style:family="paragraph" style:parent-style-name="Standard">
      <style:text-properties officeooo:rsid="01a7ed86" officeooo:paragraph-rsid="01a7ed86"/>
    </style:style>
    <style:style style:name="P173" style:family="paragraph" style:parent-style-name="Standard">
      <style:text-properties officeooo:rsid="01a7f855" officeooo:paragraph-rsid="01a7f855"/>
    </style:style>
    <style:style style:name="P174" style:family="paragraph" style:parent-style-name="Standard">
      <style:text-properties officeooo:rsid="01a9a440" officeooo:paragraph-rsid="01a9a440"/>
    </style:style>
    <style:style style:name="P175" style:family="paragraph" style:parent-style-name="Standard">
      <style:text-properties officeooo:rsid="01a9d726" officeooo:paragraph-rsid="01a9d726"/>
    </style:style>
    <style:style style:name="P176" style:family="paragraph" style:parent-style-name="Standard">
      <style:text-properties officeooo:rsid="01aa5d05" officeooo:paragraph-rsid="01aa5d05"/>
    </style:style>
    <style:style style:name="P177" style:family="paragraph" style:parent-style-name="Standard">
      <style:text-properties officeooo:rsid="01adc844" officeooo:paragraph-rsid="01adc844"/>
    </style:style>
    <style:style style:name="P178" style:family="paragraph" style:parent-style-name="Standard">
      <style:text-properties officeooo:rsid="01aed90a" officeooo:paragraph-rsid="01aed90a"/>
    </style:style>
    <style:style style:name="P179" style:family="paragraph" style:parent-style-name="Standard">
      <style:text-properties officeooo:rsid="01b09406" officeooo:paragraph-rsid="01b09406"/>
    </style:style>
    <style:style style:name="P180" style:family="paragraph" style:parent-style-name="Table_20_Contents">
      <style:text-properties officeooo:rsid="0066a6f7" officeooo:paragraph-rsid="0066a6f7"/>
    </style:style>
    <style:style style:name="P181" style:family="paragraph" style:parent-style-name="Table_20_Contents">
      <style:text-properties officeooo:rsid="018cd672" officeooo:paragraph-rsid="018cd672"/>
    </style:style>
    <style:style style:name="P182" style:family="paragraph" style:parent-style-name="Table_20_Contents">
      <style:text-properties officeooo:rsid="01c784e8" officeooo:paragraph-rsid="01c784e8"/>
    </style:style>
    <style:style style:name="P183" style:family="paragraph" style:parent-style-name="Table_20_Contents">
      <style:text-properties officeooo:rsid="01c9287e" officeooo:paragraph-rsid="01c9287e"/>
    </style:style>
    <style:style style:name="P184" style:family="paragraph" style:parent-style-name="Table_20_Contents">
      <style:text-properties officeooo:rsid="01cd98ef" officeooo:paragraph-rsid="01cd98ef"/>
    </style:style>
    <style:style style:name="P185" style:family="paragraph" style:parent-style-name="Table_20_Contents">
      <style:text-properties officeooo:rsid="01cd99b7" officeooo:paragraph-rsid="01cd99b7"/>
    </style:style>
    <style:style style:name="P186" style:family="paragraph" style:parent-style-name="Table_20_Contents">
      <style:text-properties officeooo:rsid="01ced06c" officeooo:paragraph-rsid="01ced06c"/>
    </style:style>
    <style:style style:name="P187" style:family="paragraph" style:parent-style-name="Table_20_Contents">
      <style:text-properties officeooo:rsid="01d3767c" officeooo:paragraph-rsid="01d3767c"/>
    </style:style>
    <style:style style:name="P188" style:family="paragraph" style:parent-style-name="Table_20_Contents">
      <style:text-properties officeooo:rsid="01d7215d" officeooo:paragraph-rsid="01d7215d"/>
    </style:style>
    <style:style style:name="P189" style:family="paragraph" style:parent-style-name="Table_20_Contents">
      <style:text-properties officeooo:rsid="01d7c8d6" officeooo:paragraph-rsid="01d7c8d6"/>
    </style:style>
    <style:style style:name="P190" style:family="paragraph" style:parent-style-name="Table_20_Contents">
      <style:text-properties officeooo:rsid="01d7fec8" officeooo:paragraph-rsid="01d7fec8"/>
    </style:style>
    <style:style style:name="P191" style:family="paragraph" style:parent-style-name="Table_20_Contents">
      <style:text-properties officeooo:rsid="01d82776" officeooo:paragraph-rsid="01d82776"/>
    </style:style>
    <style:style style:name="P192" style:family="paragraph" style:parent-style-name="Table_20_Contents">
      <style:text-properties officeooo:rsid="01d8554d" officeooo:paragraph-rsid="01d8554d"/>
    </style:style>
    <style:style style:name="P193" style:family="paragraph" style:parent-style-name="Table_20_Contents">
      <style:text-properties officeooo:rsid="01d892ef" officeooo:paragraph-rsid="01d892ef"/>
    </style:style>
    <style:style style:name="P194" style:family="paragraph" style:parent-style-name="Table_20_Contents">
      <style:text-properties officeooo:rsid="01d8ebd4" officeooo:paragraph-rsid="01d8ebd4"/>
    </style:style>
    <style:style style:name="P195" style:family="paragraph" style:parent-style-name="Table_20_Contents">
      <style:text-properties officeooo:rsid="01dab6c0" officeooo:paragraph-rsid="01dab6c0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198fc"/>
    </style:style>
    <style:style style:name="T12" style:family="text">
      <style:text-properties officeooo:rsid="0025eacc"/>
    </style:style>
    <style:style style:name="T13" style:family="text">
      <style:text-properties officeooo:rsid="002a9fcc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a9fcc"/>
    </style:style>
    <style:style style:name="T16" style:family="text">
      <style:text-properties officeooo:rsid="002bc495"/>
    </style:style>
    <style:style style:name="T17" style:family="text">
      <style:text-properties officeooo:rsid="002dbe64"/>
    </style:style>
    <style:style style:name="T18" style:family="text">
      <style:text-properties officeooo:rsid="0030c7a2"/>
    </style:style>
    <style:style style:name="T19" style:family="text">
      <style:text-properties officeooo:rsid="00323257"/>
    </style:style>
    <style:style style:name="T20" style:family="text">
      <style:text-properties fo:font-style="italic" officeooo:rsid="00323257" style:font-style-asian="italic" style:font-style-complex="italic"/>
    </style:style>
    <style:style style:name="T21" style:family="text">
      <style:text-properties fo:font-style="italic" officeooo:rsid="0040760d" style:font-style-asian="italic" style:font-style-complex="italic"/>
    </style:style>
    <style:style style:name="T22" style:family="text">
      <style:text-properties fo:font-style="italic" officeooo:rsid="004a34be" style:font-style-asian="italic" style:font-style-complex="italic"/>
    </style:style>
    <style:style style:name="T23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54fecb" style:font-style-asian="italic" style:font-weight-asian="normal" style:font-style-complex="italic" style:font-weight-complex="normal"/>
    </style:style>
    <style:style style:name="T26" style:family="text">
      <style:text-properties officeooo:rsid="00342c15"/>
    </style:style>
    <style:style style:name="T27" style:family="text">
      <style:text-properties officeooo:rsid="00351adf"/>
    </style:style>
    <style:style style:name="T28" style:family="text">
      <style:text-properties officeooo:rsid="003628bc"/>
    </style:style>
    <style:style style:name="T29" style:family="text">
      <style:text-properties officeooo:rsid="0037013a"/>
    </style:style>
    <style:style style:name="T30" style:family="text">
      <style:text-properties officeooo:rsid="0038dda8"/>
    </style:style>
    <style:style style:name="T31" style:family="text">
      <style:text-properties officeooo:rsid="00393d2e"/>
    </style:style>
    <style:style style:name="T32" style:family="text">
      <style:text-properties officeooo:rsid="003cc6f9"/>
    </style:style>
    <style:style style:name="T33" style:family="text">
      <style:text-properties officeooo:rsid="0041d731"/>
    </style:style>
    <style:style style:name="T34" style:family="text">
      <style:text-properties officeooo:rsid="00448e3d"/>
    </style:style>
    <style:style style:name="T35" style:family="text">
      <style:text-properties officeooo:rsid="00449bee"/>
    </style:style>
    <style:style style:name="T36" style:family="text">
      <style:text-properties officeooo:rsid="0045922e"/>
    </style:style>
    <style:style style:name="T37" style:family="text">
      <style:text-properties officeooo:rsid="00477a62"/>
    </style:style>
    <style:style style:name="T38" style:family="text">
      <style:text-properties fo:font-weight="bold" officeooo:rsid="000e7b79" style:font-weight-asian="bold" style:font-weight-complex="bold"/>
    </style:style>
    <style:style style:name="T39" style:family="text">
      <style:text-properties fo:font-weight="bold" officeooo:rsid="004a34be" style:font-weight-asian="bold" style:font-weight-complex="bold"/>
    </style:style>
    <style:style style:name="T40" style:family="text">
      <style:text-properties fo:font-weight="bold" officeooo:rsid="001df1b0" style:font-weight-asian="bold" style:font-weight-complex="bold"/>
    </style:style>
    <style:style style:name="T41" style:family="text">
      <style:text-properties fo:font-weight="bold" officeooo:rsid="00323257" style:font-weight-asian="bold" style:font-weight-complex="bold"/>
    </style:style>
    <style:style style:name="T42" style:family="text">
      <style:text-properties fo:font-weight="bold" officeooo:rsid="0007656a" style:font-weight-asian="bold" style:font-weight-complex="bold"/>
    </style:style>
    <style:style style:name="T43" style:family="text">
      <style:text-properties fo:font-weight="bold" officeooo:rsid="00695fab" style:font-weight-asian="bold" style:font-weight-complex="bold"/>
    </style:style>
    <style:style style:name="T44" style:family="text">
      <style:text-properties fo:font-weight="bold" officeooo:rsid="006ab4e2" style:font-weight-asian="bold" style:font-weight-complex="bold"/>
    </style:style>
    <style:style style:name="T45" style:family="text">
      <style:text-properties fo:font-weight="bold" officeooo:rsid="0099e231" style:font-weight-asian="bold" style:font-weight-complex="bold"/>
    </style:style>
    <style:style style:name="T46" style:family="text">
      <style:text-properties fo:font-weight="bold" officeooo:rsid="00cc5934" style:font-weight-asian="bold" style:font-weight-complex="bold"/>
    </style:style>
    <style:style style:name="T47" style:family="text">
      <style:text-properties fo:font-weight="bold" officeooo:rsid="00d703c4" style:font-weight-asian="bold" style:font-weight-complex="bold"/>
    </style:style>
    <style:style style:name="T48" style:family="text">
      <style:text-properties fo:font-weight="bold" officeooo:rsid="01449924" style:font-weight-asian="bold" style:font-weight-complex="bold"/>
    </style:style>
    <style:style style:name="T49" style:family="text">
      <style:text-properties fo:font-weight="bold" officeooo:rsid="01540f9c" style:font-weight-asian="bold" style:font-weight-complex="bold"/>
    </style:style>
    <style:style style:name="T50" style:family="text">
      <style:text-properties fo:font-weight="bold" officeooo:rsid="01548ce8" style:font-weight-asian="bold" style:font-weight-complex="bold"/>
    </style:style>
    <style:style style:name="T51" style:family="text">
      <style:text-properties officeooo:rsid="004d42e5"/>
    </style:style>
    <style:style style:name="T52" style:family="text">
      <style:text-properties officeooo:rsid="00503d87"/>
    </style:style>
    <style:style style:name="T53" style:family="text">
      <style:text-properties officeooo:rsid="0053cc26"/>
    </style:style>
    <style:style style:name="T54" style:family="text">
      <style:text-properties officeooo:rsid="0054fcd7"/>
    </style:style>
    <style:style style:name="T55" style:family="text">
      <style:text-properties officeooo:rsid="00560c54"/>
    </style:style>
    <style:style style:name="T56" style:family="text">
      <style:text-properties officeooo:rsid="00573284"/>
    </style:style>
    <style:style style:name="T57" style:family="text">
      <style:text-properties officeooo:rsid="005734e4"/>
    </style:style>
    <style:style style:name="T58" style:family="text">
      <style:text-properties officeooo:rsid="00595a9c"/>
    </style:style>
    <style:style style:name="T59" style:family="text">
      <style:text-properties officeooo:rsid="005b17dc"/>
    </style:style>
    <style:style style:name="T60" style:family="text">
      <style:text-properties officeooo:rsid="005ceeac"/>
    </style:style>
    <style:style style:name="T61" style:family="text">
      <style:text-properties officeooo:rsid="00606816"/>
    </style:style>
    <style:style style:name="T62" style:family="text">
      <style:text-properties officeooo:rsid="0060a0e8"/>
    </style:style>
    <style:style style:name="T63" style:family="text">
      <style:text-properties officeooo:rsid="00622bb6"/>
    </style:style>
    <style:style style:name="T64" style:family="text">
      <style:text-properties officeooo:rsid="006368ad"/>
    </style:style>
    <style:style style:name="T65" style:family="text">
      <style:text-properties officeooo:rsid="0063fab4"/>
    </style:style>
    <style:style style:name="T66" style:family="text">
      <style:text-properties officeooo:rsid="00658f59"/>
    </style:style>
    <style:style style:name="T67" style:family="text">
      <style:text-properties officeooo:rsid="0065c9c3"/>
    </style:style>
    <style:style style:name="T68" style:family="text">
      <style:text-properties officeooo:rsid="0066a6f7"/>
    </style:style>
    <style:style style:name="T69" style:family="text">
      <style:text-properties officeooo:rsid="00679877"/>
    </style:style>
    <style:style style:name="T70" style:family="text">
      <style:text-properties officeooo:rsid="007a1484"/>
    </style:style>
    <style:style style:name="T71" style:family="text">
      <style:text-properties officeooo:rsid="008155e3"/>
    </style:style>
    <style:style style:name="T72" style:family="text">
      <style:text-properties officeooo:rsid="0084ad68"/>
    </style:style>
    <style:style style:name="T73" style:family="text">
      <style:text-properties officeooo:rsid="004af871"/>
    </style:style>
    <style:style style:name="T74" style:family="text">
      <style:text-properties officeooo:rsid="008cfdea"/>
    </style:style>
    <style:style style:name="T75" style:family="text">
      <style:text-properties officeooo:rsid="00926408"/>
    </style:style>
    <style:style style:name="T76" style:family="text">
      <style:text-properties officeooo:rsid="0096a731"/>
    </style:style>
    <style:style style:name="T77" style:family="text">
      <style:text-properties officeooo:rsid="00b86522"/>
    </style:style>
    <style:style style:name="T78" style:family="text">
      <style:text-properties officeooo:rsid="00bb43cb"/>
    </style:style>
    <style:style style:name="T79" style:family="text">
      <style:text-properties officeooo:rsid="00bf4e8c"/>
    </style:style>
    <style:style style:name="T80" style:family="text">
      <style:text-properties officeooo:rsid="00c0f725"/>
    </style:style>
    <style:style style:name="T81" style:family="text">
      <style:text-properties officeooo:rsid="00c167c0"/>
    </style:style>
    <style:style style:name="T82" style:family="text">
      <style:text-properties officeooo:rsid="00c21229"/>
    </style:style>
    <style:style style:name="T83" style:family="text">
      <style:text-properties officeooo:rsid="00c3e0e0"/>
    </style:style>
    <style:style style:name="T84" style:family="text">
      <style:text-properties officeooo:rsid="00c53df6"/>
    </style:style>
    <style:style style:name="T85" style:family="text">
      <style:text-properties officeooo:rsid="00c5a3b6"/>
    </style:style>
    <style:style style:name="T86" style:family="text">
      <style:text-properties officeooo:rsid="00c706e4"/>
    </style:style>
    <style:style style:name="T87" style:family="text">
      <style:text-properties officeooo:rsid="00c843a5"/>
    </style:style>
    <style:style style:name="T88" style:family="text">
      <style:text-properties officeooo:rsid="00c8682f"/>
    </style:style>
    <style:style style:name="T89" style:family="text">
      <style:text-properties officeooo:rsid="00c9c302"/>
    </style:style>
    <style:style style:name="T90" style:family="text">
      <style:text-properties officeooo:rsid="00d095a6"/>
    </style:style>
    <style:style style:name="T91" style:family="text">
      <style:text-properties officeooo:rsid="00d50f9c"/>
    </style:style>
    <style:style style:name="T92" style:family="text">
      <style:text-properties officeooo:rsid="00dc3f97"/>
    </style:style>
    <style:style style:name="T93" style:family="text">
      <style:text-properties officeooo:rsid="00e7a9f7"/>
    </style:style>
    <style:style style:name="T94" style:family="text">
      <style:text-properties officeooo:rsid="00ecb621"/>
    </style:style>
    <style:style style:name="T95" style:family="text">
      <style:text-properties officeooo:rsid="00eea3a7"/>
    </style:style>
    <style:style style:name="T96" style:family="text">
      <style:text-properties officeooo:rsid="00f38f52"/>
    </style:style>
    <style:style style:name="T97" style:family="text">
      <style:text-properties officeooo:rsid="00fec8ac"/>
    </style:style>
    <style:style style:name="T98" style:family="text">
      <style:text-properties officeooo:rsid="010c6a56"/>
    </style:style>
    <style:style style:name="T99" style:family="text">
      <style:text-properties officeooo:rsid="010ee8b4"/>
    </style:style>
    <style:style style:name="T100" style:family="text">
      <style:text-properties officeooo:rsid="0117151c"/>
    </style:style>
    <style:style style:name="T101" style:family="text">
      <style:text-properties officeooo:rsid="0117cbc6"/>
    </style:style>
    <style:style style:name="T102" style:family="text">
      <style:text-properties officeooo:rsid="0122136a"/>
    </style:style>
    <style:style style:name="T103" style:family="text">
      <style:text-properties officeooo:rsid="01221d44"/>
    </style:style>
    <style:style style:name="T104" style:family="text">
      <style:text-properties officeooo:rsid="01359e1d"/>
    </style:style>
    <style:style style:name="T105" style:family="text">
      <style:text-properties officeooo:rsid="01367a7c"/>
    </style:style>
    <style:style style:name="T106" style:family="text">
      <style:text-properties officeooo:rsid="0137c093"/>
    </style:style>
    <style:style style:name="T107" style:family="text">
      <style:text-properties officeooo:rsid="013a2d96"/>
    </style:style>
    <style:style style:name="T108" style:family="text">
      <style:text-properties officeooo:rsid="013bb315"/>
    </style:style>
    <style:style style:name="T109" style:family="text">
      <style:text-properties officeooo:rsid="013d2e1e"/>
    </style:style>
    <style:style style:name="T110" style:family="text">
      <style:text-properties officeooo:rsid="013f5751"/>
    </style:style>
    <style:style style:name="T111" style:family="text">
      <style:text-properties officeooo:rsid="01401c1d"/>
    </style:style>
    <style:style style:name="T112" style:family="text">
      <style:text-properties officeooo:rsid="0141ed72"/>
    </style:style>
    <style:style style:name="T113" style:family="text">
      <style:text-properties officeooo:rsid="0142d625"/>
    </style:style>
    <style:style style:name="T114" style:family="text">
      <style:text-properties officeooo:rsid="01449924"/>
    </style:style>
    <style:style style:name="T115" style:family="text">
      <style:text-properties officeooo:rsid="0146abb2"/>
    </style:style>
    <style:style style:name="T116" style:family="text">
      <style:text-properties officeooo:rsid="0147f28b"/>
    </style:style>
    <style:style style:name="T117" style:family="text">
      <style:text-properties officeooo:rsid="01486624"/>
    </style:style>
    <style:style style:name="T118" style:family="text">
      <style:text-properties officeooo:rsid="01498300"/>
    </style:style>
    <style:style style:name="T119" style:family="text">
      <style:text-properties officeooo:rsid="0149c7b6"/>
    </style:style>
    <style:style style:name="T120" style:family="text">
      <style:text-properties officeooo:rsid="014a4871"/>
    </style:style>
    <style:style style:name="T121" style:family="text">
      <style:text-properties officeooo:rsid="014b11f8"/>
    </style:style>
    <style:style style:name="T122" style:family="text">
      <style:text-properties officeooo:rsid="014cd3a0"/>
    </style:style>
    <style:style style:name="T123" style:family="text">
      <style:text-properties officeooo:rsid="0150578d"/>
    </style:style>
    <style:style style:name="T124" style:family="text">
      <style:text-properties officeooo:rsid="015779be"/>
    </style:style>
    <style:style style:name="T125" style:family="text">
      <style:text-properties officeooo:rsid="015ef17e"/>
    </style:style>
    <style:style style:name="T126" style:family="text">
      <style:text-properties officeooo:rsid="015ef762"/>
    </style:style>
    <style:style style:name="T127" style:family="text">
      <style:text-properties officeooo:rsid="01624a25"/>
    </style:style>
    <style:style style:name="T128" style:family="text">
      <style:text-properties officeooo:rsid="01643cee"/>
    </style:style>
    <style:style style:name="T129" style:family="text">
      <style:text-properties officeooo:rsid="01666a95"/>
    </style:style>
    <style:style style:name="T130" style:family="text">
      <style:text-properties officeooo:rsid="0166bf23"/>
    </style:style>
    <style:style style:name="T131" style:family="text">
      <style:text-properties officeooo:rsid="0168402a"/>
    </style:style>
    <style:style style:name="T132" style:family="text">
      <style:text-properties officeooo:rsid="01691996"/>
    </style:style>
    <style:style style:name="T133" style:family="text">
      <style:text-properties officeooo:rsid="016af158"/>
    </style:style>
    <style:style style:name="T134" style:family="text">
      <style:text-properties officeooo:rsid="016cd89d"/>
    </style:style>
    <style:style style:name="T135" style:family="text">
      <style:text-properties officeooo:rsid="016e058d"/>
    </style:style>
    <style:style style:name="T136" style:family="text">
      <style:text-properties officeooo:rsid="016f8639"/>
    </style:style>
    <style:style style:name="T137" style:family="text">
      <style:text-properties officeooo:rsid="017450d8"/>
    </style:style>
    <style:style style:name="T138" style:family="text">
      <style:text-properties officeooo:rsid="0174fd88"/>
    </style:style>
    <style:style style:name="T139" style:family="text">
      <style:text-properties officeooo:rsid="0175eb8d"/>
    </style:style>
    <style:style style:name="T140" style:family="text">
      <style:text-properties officeooo:rsid="01776e6a"/>
    </style:style>
    <style:style style:name="T141" style:family="text">
      <style:text-properties officeooo:rsid="01781a5c"/>
    </style:style>
    <style:style style:name="T142" style:family="text">
      <style:text-properties officeooo:rsid="017a07b4"/>
    </style:style>
    <style:style style:name="T143" style:family="text">
      <style:text-properties officeooo:rsid="017beb28"/>
    </style:style>
    <style:style style:name="T144" style:family="text">
      <style:text-properties officeooo:rsid="017d002d"/>
    </style:style>
    <style:style style:name="T145" style:family="text">
      <style:text-properties officeooo:rsid="017ef027"/>
    </style:style>
    <style:style style:name="T146" style:family="text">
      <style:text-properties officeooo:rsid="0181983d"/>
    </style:style>
    <style:style style:name="T147" style:family="text">
      <style:text-properties officeooo:rsid="0182df15"/>
    </style:style>
    <style:style style:name="T148" style:family="text">
      <style:text-properties officeooo:rsid="01844b01"/>
    </style:style>
    <style:style style:name="T149" style:family="text">
      <style:text-properties officeooo:rsid="0185c019"/>
    </style:style>
    <style:style style:name="T150" style:family="text">
      <style:text-properties officeooo:rsid="0187967b"/>
    </style:style>
    <style:style style:name="T151" style:family="text">
      <style:text-properties officeooo:rsid="0190d44a"/>
    </style:style>
    <style:style style:name="T152" style:family="text">
      <style:text-properties officeooo:rsid="01a0ff98"/>
    </style:style>
    <style:style style:name="T153" style:family="text">
      <style:text-properties officeooo:rsid="01aa5515"/>
    </style:style>
    <style:style style:name="T154" style:family="text">
      <style:text-properties officeooo:rsid="01abaecd"/>
    </style:style>
    <style:style style:name="T155" style:family="text">
      <style:text-properties officeooo:rsid="01b222ca"/>
    </style:style>
    <style:style style:name="T156" style:family="text">
      <style:text-properties officeooo:rsid="01b2d974"/>
    </style:style>
    <style:style style:name="T157" style:family="text">
      <style:text-properties officeooo:rsid="01b44c02"/>
    </style:style>
    <style:style style:name="T158" style:family="text">
      <style:text-properties officeooo:rsid="01b5e2a5"/>
    </style:style>
    <style:style style:name="T159" style:family="text">
      <style:text-properties officeooo:rsid="01b9aa12"/>
    </style:style>
    <style:style style:name="T160" style:family="text">
      <style:text-properties officeooo:rsid="01bae909"/>
    </style:style>
    <style:style style:name="T161" style:family="text">
      <style:text-properties officeooo:rsid="01bc06a0"/>
    </style:style>
    <style:style style:name="T162" style:family="text">
      <style:text-properties officeooo:rsid="01bd9436"/>
    </style:style>
    <style:style style:name="T163" style:family="text">
      <style:text-properties officeooo:rsid="01bef61d"/>
    </style:style>
    <style:style style:name="T164" style:family="text">
      <style:text-properties officeooo:rsid="01bfeca4"/>
    </style:style>
    <style:style style:name="T165" style:family="text">
      <style:text-properties officeooo:rsid="01c0d603"/>
    </style:style>
    <style:style style:name="T166" style:family="text">
      <style:text-properties officeooo:rsid="01c13c04"/>
    </style:style>
    <style:style style:name="T167" style:family="text">
      <style:text-properties officeooo:rsid="01c26ee3"/>
    </style:style>
    <style:style style:name="T168" style:family="text">
      <style:text-properties officeooo:rsid="01c421b7"/>
    </style:style>
    <style:style style:name="T169" style:family="text">
      <style:text-properties officeooo:rsid="01c52175"/>
    </style:style>
    <style:style style:name="T170" style:family="text">
      <style:text-properties officeooo:rsid="01c5bb58"/>
    </style:style>
    <style:style style:name="T171" style:family="text">
      <style:text-properties officeooo:rsid="01c784e8"/>
    </style:style>
    <style:style style:name="T172" style:family="text">
      <style:text-properties officeooo:rsid="01c8cdc8"/>
    </style:style>
    <style:style style:name="T173" style:family="text">
      <style:text-properties officeooo:rsid="01cb0a07"/>
    </style:style>
    <style:style style:name="T174" style:family="text">
      <style:text-properties officeooo:rsid="01ccc375"/>
    </style:style>
    <style:style style:name="T175" style:family="text">
      <style:text-properties officeooo:rsid="01cd70c0"/>
    </style:style>
    <style:style style:name="T176" style:family="text">
      <style:text-properties officeooo:rsid="01cd98ef"/>
    </style:style>
    <style:style style:name="T177" style:family="text">
      <style:text-properties officeooo:rsid="01d2302a"/>
    </style:style>
    <style:style style:name="T178" style:family="text">
      <style:text-properties officeooo:rsid="01d3b230"/>
    </style:style>
    <style:style style:name="T179" style:family="text">
      <style:text-properties officeooo:rsid="01d534c1"/>
    </style:style>
    <style:style style:name="T180" style:family="text">
      <style:text-properties officeooo:rsid="01d6d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94898652183664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898651381728">
          <table:table-cell table:style-name="Tabelle1.A1" table:number-columns-spanned="4" office:value-type="string">
            <text:p text:style-name="Table_20_Contents"><text:line-break/><text:span text:style-name="T42">V</text:span><text:span text:style-name="T41">1</text:span><text:span text:style-name="T42"> – General</text:span></text:p>
          </table:table-cell>
          <table:covered-table-cell/>
          <table:covered-table-cell/>
          <table:covered-table-cell/>
        </table:table-row>
        <table:table-row table:style-name="TableLine94898651326464">
          <table:table-cell table:style-name="Tabelle1.A1" office:value-type="string">
            <text:p text:style-name="P3"><text:span text:style-name="T19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3181456">
          <table:table-cell table:style-name="Tabelle1.A1" office:value-type="string">
            <text:p text:style-name="P5"><text:span text:style-name="T19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1152">
          <table:table-cell table:style-name="Tabelle1.A1" office:value-type="string">
            <text:p text:style-name="P5"><text:span text:style-name="T19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2352">
          <table:table-cell table:style-name="Tabelle1.A1" office:value-type="string">
            <text:p text:style-name="P6"><text:span text:style-name="T19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3232">
          <table:table-cell table:style-name="Tabelle1.A1" office:value-type="string">
            <text:p text:style-name="P6"><text:span text:style-name="T19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4160">
          <table:table-cell table:style-name="Tabelle1.A1" office:value-type="string">
            <text:p text:style-name="P7"><text:span text:style-name="T19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5168">
          <table:table-cell table:style-name="Tabelle1.A1" office:value-type="string">
            <text:p text:style-name="P8"><text:span text:style-name="T19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2032">
          <table:table-cell table:style-name="Tabelle1.A1" table:number-columns-spanned="4" office:value-type="string">
            <text:p text:style-name="Table_20_Contents"><text:span text:style-name="T4"><text:line-break/></text:span><text:span text:style-name="T38">V</text:span><text:span text:style-name="T41">2</text:span><text:span text:style-name="T38"> – C</text:span><text:span text:style-name="T40">ombat </text:span><text:span text:style-name="T38">creation</text:span><text:span text:style-name="T4"><text:line-break/></text:span><text:span text:style-name="T20">NOTE: Before all steps, the program has to be started and a new combat has to be creat</text:span><text:span text:style-name="T21">ed.</text:span></text:p>
          </table:table-cell>
          <table:covered-table-cell/>
          <table:covered-table-cell/>
          <table:covered-table-cell/>
        </table:table-row>
        <table:table-row table:style-name="TableLine94898651396720">
          <table:table-cell table:style-name="Tabelle1.A1" office:value-type="string">
            <text:p text:style-name="P9"><text:span text:style-name="T19">2</text:span>.<text:span text:style-name="T92">1</text:span><text:span text:style-name="T79">.</text:span><text:span text:style-name="T7">1</text:span></text:p>
          </table:table-cell>
          <table:table-cell table:style-name="Tabelle1.A1" office:value-type="string">
            <text:p text:style-name="P19"><text:span text:style-name="T157">1</text:span><text:span text:style-name="T4">. </text:span><text:span text:style-name="T5">Type in information for all fields<text:line-break/></text:span><text:span text:style-name="T19">2</text:span><text:span text:style-name="T10">. Click “Save </text:span><text:span text:style-name="T158">C</text:span><text:span text:style-name="T10">haracter”</text:span><text:span text:style-name="T5"><text:line-break/></text:span><text:span text:style-name="T157">3</text:span><text:span text:style-name="T5">. Click on “</text:span><text:span text:style-name="T157">Finish</text:span><text:span text:style-name="T5">” </text:span><text:span text:style-name="T30">and confirm</text:span></text:p>
          </table:table-cell>
          <table:table-cell table:style-name="Tabelle1.A1" office:value-type="string">
            <text:p text:style-name="P10"><text:span text:style-name="T31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397696">
          <table:table-cell table:style-name="Tabelle1.A1" office:value-type="string">
            <text:p text:style-name="P11"><text:span text:style-name="T19">2</text:span>.<text:span text:style-name="T92">1</text:span>.2</text:p>
          </table:table-cell>
          <table:table-cell table:style-name="Tabelle1.A1" office:value-type="string">
            <text:p text:style-name="P15"><text:span text:style-name="T19">1</text:span><text:span text:style-name="T4">. </text:span><text:span text:style-name="T159">Enter only a name</text:span><text:span text:style-name="T11"><text:line-break/></text:span><text:span text:style-name="T159">2</text:span><text:span text:style-name="T11">. Click on “</text:span><text:span text:style-name="T159">F</text:span><text:span text:style-name="T11">inish”</text:span></text:p>
          </table:table-cell>
          <table:table-cell table:style-name="Tabelle1.A1" office:value-type="string">
            <text:p text:style-name="P10">Table with correct information <text:span text:style-name="T180">opens</text:span></text:p>
          </table:table-cell>
          <table:table-cell table:style-name="Tabelle1.A1" office:value-type="string">
            <text:p text:style-name="P188">Ok</text:p>
          </table:table-cell>
        </table:table-row>
        <table:table-row table:style-name="TableLine94898651399872">
          <table:table-cell table:style-name="Tabelle1.A1" office:value-type="string">
            <text:p text:style-name="P16"><text:span text:style-name="T19">2</text:span>.<text:span text:style-name="T92">1</text:span><text:span text:style-name="T79">.</text:span><text:span text:style-name="T160">3</text:span></text:p>
          </table:table-cell>
          <table:table-cell table:style-name="Tabelle1.A1" office:value-type="string">
            <text:p text:style-name="P17"><text:span text:style-name="T26">1</text:span><text:span text:style-name="T5">. Click on “</text:span><text:span text:style-name="T160">Finish</text:span><text:span text:style-name="T5">” </text:span><text:span text:style-name="T161">without typing anything</text:span></text:p>
          </table:table-cell>
          <table:table-cell table:style-name="Tabelle1.A1" office:value-type="string">
            <text:p text:style-name="P18">Error message appears, telling that at least <text:span text:style-name="T162">one</text:span> character ha<text:span text:style-name="T162">s</text:span> to be stored</text:p>
          </table:table-cell>
          <table:table-cell table:style-name="Tabelle1.A1" office:value-type="string">
            <text:p text:style-name="P189">Ok</text:p>
          </table:table-cell>
        </table:table-row>
        <table:table-row table:style-name="TableLine94898651400960">
          <table:table-cell table:style-name="Tabelle1.A1" office:value-type="string">
            <text:p text:style-name="P20"><text:span text:style-name="T19">2</text:span>.<text:span text:style-name="T92">1</text:span>.<text:span text:style-name="T160">4</text:span></text:p>
          </table:table-cell>
          <table:table-cell table:style-name="Tabelle1.A1" office:value-type="string">
            <text:p text:style-name="P22"><text:span text:style-name="T26">1</text:span><text:span text:style-name="T13">. Store 6 characters. 5 of these characters should have the same initiative. Out of these 5 characters, two characters should have a lower INI-modifier. The other three should have an equal initiative AND modifier. The 6</text:span><text:span text:style-name="T15">th</text:span><text:span text:style-name="T13"> player has a lower initiatve then the other 5. <text:line-break/>For example:<text:line-break/>P1: INI 6<text:line-break/>P2: </text:span><text:span text:style-name="T16">INI 15, Mod 3<text:line-break/>P3: INI 15, Mod 3<text:line-break/>P4: INI 15, Mod </text:span><text:span text:style-name="T70">3</text:span><text:span text:style-name="T16"><text:line-break/></text:span><text:soft-page-break/><text:span text:style-name="T16">P5: INI 15, Mod </text:span><text:span text:style-name="T70">1</text:span><text:span text:style-name="T16"><text:line-break/>P6: INI 15, Mod 0</text:span><text:line-break/></text:p>
          </table:table-cell>
          <table:table-cell table:style-name="Tabelle1.A1" office:value-type="string">
            <text:p text:style-name="P23">The 3 players with equal INI and mod are the first three entries, their order is random.<text:line-break/>The players with equal intiative, but different modifiers are the 4<text:span text:style-name="T14">th</text:span> and 5<text:span text:style-name="T14">th</text:span> player in sorted order. Player with lower initiative is <text:span text:style-name="T17">the </text:span>last one.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2048">
          <table:table-cell table:style-name="Tabelle1.A1" office:value-type="string">
            <text:p text:style-name="P24"><text:span text:style-name="T19">2</text:span>.<text:span text:style-name="T92">1</text:span>.<text:span text:style-name="T178">5</text:span></text:p>
          </table:table-cell>
          <table:table-cell table:style-name="Tabelle1.A1" office:value-type="string">
            <text:p text:style-name="P20"><text:span text:style-name="T27">1</text:span>. Store <text:span text:style-name="T156">one c</text:span>haracter</text:p>
            <text:p text:style-name="P20"><text:span text:style-name="T27">2</text:span>. Click on “<text:span text:style-name="T163">Finish</text:span>”</text:p>
            <text:p text:style-name="P20"><text:span text:style-name="T27">3</text:span>. Decline</text:p>
          </table:table-cell>
          <table:table-cell table:style-name="Tabelle1.A1" office:value-type="string">
            <text:p text:style-name="P21">Char creation layout remains</text:p>
          </table:table-cell>
          <table:table-cell table:style-name="Tabelle1.A1" office:value-type="string">
            <text:p text:style-name="P190">Ok</text:p>
          </table:table-cell>
        </table:table-row>
        <table:table-row table:style-name="TableLine94898651403136">
          <table:table-cell table:style-name="Tabelle1.A1" office:value-type="string">
            <text:p text:style-name="P12"><text:span text:style-name="T19">2</text:span>.<text:span text:style-name="T92">2</text:span></text:p>
          </table:table-cell>
          <table:table-cell table:style-name="Tabelle1.A1" office:value-type="string">
            <text:p text:style-name="P13"><text:span text:style-name="T27">1</text:span><text:span text:style-name="T4">. </text:span><text:span text:style-name="T5">Type in information for all fields<text:line-break/></text:span><text:span text:style-name="T27">2</text:span><text:span text:style-name="T5">. Click on “</text:span><text:span text:style-name="T8">Reset”<text:line-break/></text:span><text:span text:style-name="T27">3</text:span><text:span text:style-name="T12">. Click on “Save </text:span><text:span text:style-name="T164">C</text:span><text:span text:style-name="T12">aracter”</text:span></text:p>
          </table:table-cell>
          <table:table-cell table:style-name="Tabelle1.A1" office:value-type="string">
            <text:p text:style-name="P12">All fields resetted properly, <text:span text:style-name="T12">error message appears telling that at least a name is needed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4496">
          <table:table-cell table:style-name="Tabelle1.A1" office:value-type="string">
            <text:p text:style-name="P14"><text:span text:style-name="T19">2</text:span>.<text:span text:style-name="T92">3</text:span>.<text:span text:style-name="T18">1</text:span></text:p>
          </table:table-cell>
          <table:table-cell table:style-name="Tabelle1.A1" office:value-type="string">
            <text:p text:style-name="P13"><text:span text:style-name="T27">1</text:span><text:span text:style-name="T4">. </text:span><text:span text:style-name="T9">Click on “Cancel” </text:span><text:span text:style-name="T94">if no character is stored yet</text:span></text:p>
          </table:table-cell>
          <table:table-cell table:style-name="Tabelle1.A1" office:value-type="string">
            <text:p text:style-name="P89">Program cancel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5584">
          <table:table-cell table:style-name="Tabelle1.A1" office:value-type="string">
            <text:p text:style-name="P90">2.3.2</text:p>
          </table:table-cell>
          <table:table-cell table:style-name="Tabelle1.A1" office:value-type="string">
            <text:p text:style-name="P90">1. <text:span text:style-name="T9">Click on “Cancel” </text:span><text:span text:style-name="T94">if </text:span>at least one character is stored</text:p>
          </table:table-cell>
          <table:table-cell table:style-name="Tabelle1.A1" office:value-type="string">
            <text:p text:style-name="P91">Messagebox asking if the user is sure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6672">
          <table:table-cell table:style-name="Tabelle1.A1" office:value-type="string">
            <text:p text:style-name="P25"><text:span text:style-name="T19">2</text:span>.<text:span text:style-name="T92">3</text:span>.<text:span text:style-name="T95">3</text:span></text:p>
          </table:table-cell>
          <table:table-cell table:style-name="Tabelle1.A1" office:value-type="string">
            <text:p text:style-name="P26"><text:span text:style-name="T27">1</text:span><text:span text:style-name="T4">. </text:span><text:span text:style-name="T9">Click on “Cancel” </text:span><text:span text:style-name="T96">if at least one character is stored</text:span><text:span text:style-name="T9"> </text:span><text:span text:style-name="T29">and confirm</text:span></text:p>
          </table:table-cell>
          <table:table-cell table:style-name="Tabelle1.A1" office:value-type="string">
            <text:p text:style-name="P30">Start screen display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7760">
          <table:table-cell table:style-name="Tabelle1.A1" office:value-type="string">
            <text:p text:style-name="P30">2.<text:span text:style-name="T92">3</text:span>.<text:span text:style-name="T95">4</text:span></text:p>
          </table:table-cell>
          <table:table-cell table:style-name="Tabelle1.A1" office:value-type="string">
            <text:p text:style-name="P31">1. Click on “Cancel” <text:span text:style-name="T96">if at least one character is stored</text:span>, but decline</text:p>
          </table:table-cell>
          <table:table-cell table:style-name="Tabelle1.A1" office:value-type="string">
            <text:p text:style-name="P30">Char creation layout remai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8848">
          <table:table-cell table:style-name="Tabelle1.A1" office:value-type="string">
            <text:p text:style-name="P27">2.<text:span text:style-name="T92">4</text:span>.<text:span text:style-name="T28">1</text:span></text:p>
          </table:table-cell>
          <table:table-cell table:style-name="Tabelle1.A1" office:value-type="string">
            <text:p text:style-name="P28"><text:span text:style-name="T19">1. Start </text:span><text:span text:style-name="T28">a new combat</text:span></text:p>
          </table:table-cell>
          <table:table-cell table:style-name="Tabelle1.A1" office:value-type="string">
            <text:p text:style-name="P29">Warning message appear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09936">
          <table:table-cell table:style-name="Tabelle1.A1" office:value-type="string">
            <text:p text:style-name="P32">2.<text:span text:style-name="T92">4</text:span>.2</text:p>
          </table:table-cell>
          <table:table-cell table:style-name="Tabelle1.A1" office:value-type="string">
            <text:p text:style-name="P32"><text:span text:style-name="T71">1. Enter some values<text:line-break/>2</text:span>. Start a new combat and confirm</text:p>
          </table:table-cell>
          <table:table-cell table:style-name="Tabelle1.A1" office:value-type="string">
            <text:p text:style-name="P32">All fields deleted <text:span text:style-name="T32">when starting new combat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1024">
          <table:table-cell table:style-name="Tabelle1.A1" office:value-type="string">
            <text:p text:style-name="P33">2.<text:span text:style-name="T92">4</text:span>.3</text:p>
          </table:table-cell>
          <table:table-cell table:style-name="Tabelle1.A1" office:value-type="string">
            <text:p text:style-name="P33"><text:span text:style-name="T72">1. Store 1 or more characters</text:span><text:line-break/><text:span text:style-name="T72">2</text:span>. Start a new combat, confirm<text:line-break/><text:span text:style-name="T72">3</text:span>. Store <text:span text:style-name="T155">1</text:span> character<text:line-break/><text:span text:style-name="T72">4</text:span>. Click “<text:span text:style-name="T155">Finish</text:span>”</text:p>
          </table:table-cell>
          <table:table-cell table:style-name="Tabelle1.A1" office:value-type="string">
            <text:p text:style-name="P33">New chars displayed in table, old ones remov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2112">
          <table:table-cell table:style-name="Tabelle1.A1" office:value-type="string">
            <text:p text:style-name="P34">2.<text:span text:style-name="T92">4</text:span>.4</text:p>
          </table:table-cell>
          <table:table-cell table:style-name="Tabelle1.A1" office:value-type="string">
            <text:p text:style-name="P34">1. Start a new combat, but decline</text:p>
          </table:table-cell>
          <table:table-cell table:style-name="Tabelle1.A1" office:value-type="string">
            <text:p text:style-name="P34">Char creation layout remains, <text:span text:style-name="T97">old chars still existing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3200">
          <table:table-cell table:style-name="Tabelle1.A1" office:value-type="string">
            <text:p text:style-name="P35">2.<text:span text:style-name="T92">5</text:span>.1</text:p>
          </table:table-cell>
          <table:table-cell table:style-name="Tabelle1.A1" office:value-type="string">
            <text:p text:style-name="P35">1. Open an existing table</text:p>
          </table:table-cell>
          <table:table-cell table:style-name="Tabelle1.A1" office:value-type="string">
            <text:p text:style-name="P35">Warning window opens, <text:span text:style-name="T34">asking if user should continue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4288">
          <table:table-cell table:style-name="Tabelle1.A1" office:value-type="string">
            <text:p text:style-name="P35">2.<text:span text:style-name="T92">5</text:span>.2</text:p>
          </table:table-cell>
          <table:table-cell table:style-name="Tabelle1.A1" office:value-type="string">
            <text:p text:style-name="P35">1. Open an existing table and click “Yes”</text:p>
          </table:table-cell>
          <table:table-cell table:style-name="Tabelle1.A1" office:value-type="string">
            <text:p text:style-name="P37">Table with stored data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5376">
          <table:table-cell table:style-name="Tabelle1.A1" office:value-type="string">
            <text:p text:style-name="P35">2.<text:span text:style-name="T92">5</text:span>.3</text:p>
          </table:table-cell>
          <table:table-cell table:style-name="Tabelle1.A1" office:value-type="string">
            <text:p text:style-name="P36">1. Open an existing table and click “<text:span text:style-name="T33">No”</text:span></text:p>
          </table:table-cell>
          <table:table-cell table:style-name="Tabelle1.A1" office:value-type="string">
            <text:p text:style-name="P37">Char creation layout remai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6464">
          <table:table-cell table:style-name="Tabelle1.A1" office:value-type="string">
            <text:p text:style-name="P38">2.<text:span text:style-name="T92">6</text:span>.1</text:p>
          </table:table-cell>
          <table:table-cell table:style-name="Tabelle1.A1" office:value-type="string">
            <text:p text:style-name="P38">1. Click on exit button on upper right</text:p>
          </table:table-cell>
          <table:table-cell table:style-name="Tabelle1.A1" office:value-type="string">
            <text:p text:style-name="P38">Warning window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7552">
          <table:table-cell table:style-name="Tabelle1.A1" office:value-type="string">
            <text:p text:style-name="P40">2.<text:span text:style-name="T92">6</text:span>.2</text:p>
          </table:table-cell>
          <table:table-cell table:style-name="Tabelle1.A1" office:value-type="string">
            <text:p text:style-name="P39">1. Click on exit button on upper right <text:span text:style-name="T35">and click “Yes”</text:span></text:p>
          </table:table-cell>
          <table:table-cell table:style-name="Tabelle1.A1" office:value-type="string">
            <text:p text:style-name="P40">Program <text:span text:style-name="T36">terminates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8640">
          <table:table-cell table:style-name="Tabelle1.A1" office:value-type="string">
            <text:p text:style-name="P40">2.<text:span text:style-name="T92">6</text:span>.3</text:p>
          </table:table-cell>
          <table:table-cell table:style-name="Tabelle1.A1" office:value-type="string">
            <text:p text:style-name="P39">1. Click on exit button on upper right <text:span text:style-name="T35">and click “</text:span><text:span text:style-name="T37">No</text:span><text:span text:style-name="T35">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19728">
          <table:table-cell table:style-name="Tabelle1.A1" office:value-type="string">
            <text:p text:style-name="P92">2.7.1</text:p>
          </table:table-cell>
          <table:table-cell table:style-name="Tabelle1.A1" office:value-type="string">
            <text:p text:style-name="P92">1. Hit “<text:span text:style-name="T165">Ctrl + S</text:span>” with an <text:soft-page-break/>added name</text:p>
          </table:table-cell>
          <table:table-cell table:style-name="Tabelle1.A1" office:value-type="string">
            <text:p text:style-name="P92">Characters is saved</text:p>
          </table:table-cell>
          <table:table-cell table:style-name="Tabelle1.A1" office:value-type="string">
            <text:p text:style-name="P191">Ok</text:p>
          </table:table-cell>
        </table:table-row>
        <table:table-row table:style-name="TableLine94898651420816">
          <table:table-cell table:style-name="Tabelle1.A1" office:value-type="string">
            <text:p text:style-name="P93">2.7.2</text:p>
          </table:table-cell>
          <table:table-cell table:style-name="Tabelle1.A1" office:value-type="string">
            <text:p text:style-name="P93">1. Hit “<text:span text:style-name="T166">Ctrl + S</text:span>” with an em<text:span text:style-name="T167">p</text:span>ty name label</text:p>
          </table:table-cell>
          <table:table-cell table:style-name="Tabelle1.A1" office:value-type="string">
            <text:p text:style-name="P93">Error message</text:p>
          </table:table-cell>
          <table:table-cell table:style-name="Tabelle1.A1" office:value-type="string">
            <text:p text:style-name="P191">Ok</text:p>
          </table:table-cell>
        </table:table-row>
        <table:table-row table:style-name="TableLine94898651404144">
          <table:table-cell table:style-name="Tabelle1.A1" office:value-type="string">
            <text:p text:style-name="P94">2.8.1</text:p>
          </table:table-cell>
          <table:table-cell table:style-name="Tabelle1.A1" office:value-type="string">
            <text:p text:style-name="P94">1. Hit Ctrl + Enter if less than <text:span text:style-name="T168">one</text:span> <text:span text:style-name="T170">c</text:span>haracter stored</text:p>
          </table:table-cell>
          <table:table-cell table:style-name="Tabelle1.A1" office:value-type="string">
            <text:p text:style-name="P94">Error message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24544">
          <table:table-cell table:style-name="Tabelle1.A1" office:value-type="string">
            <text:p text:style-name="P97">2.8.2</text:p>
          </table:table-cell>
          <table:table-cell table:style-name="Tabelle1.A1" office:value-type="string">
            <text:p text:style-name="P95">1. Hit Ctrl + Enter <text:span text:style-name="T104">with </text:span><text:span text:style-name="T168">one</text:span><text:span text:style-name="T104"> </text:span><text:span text:style-name="T170">c</text:span><text:span text:style-name="T104">haracter stored</text:span></text:p>
          </table:table-cell>
          <table:table-cell table:style-name="Tabelle1.A1" office:value-type="string">
            <text:p text:style-name="P97">Table with stored data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25680">
          <table:table-cell table:style-name="Tabelle1.A1" office:value-type="string">
            <text:p text:style-name="P98">2.8.3</text:p>
          </table:table-cell>
          <table:table-cell table:style-name="Tabelle1.A1" office:value-type="string">
            <text:p text:style-name="P96">1. Hit Ctrl + Enter <text:span text:style-name="T104">with </text:span><text:span text:style-name="T169">one</text:span><text:span text:style-name="T105"> </text:span><text:span text:style-name="T170">c</text:span><text:span text:style-name="T105">haracter stored and </text:span><text:span text:style-name="T106">a not empty name label</text:span></text:p>
          </table:table-cell>
          <table:table-cell table:style-name="Tabelle1.A1" office:value-type="string">
            <text:p text:style-name="P97">Table with stored data opens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98651426768">
          <table:table-cell table:style-name="Tabelle1.A1" table:number-columns-spanned="4" office:value-type="string">
            <text:p text:style-name="P41"><text:span text:style-name="T4"><text:line-break/></text:span><text:span text:style-name="T38">V</text:span><text:span text:style-name="T39">3</text:span><text:span text:style-name="T38"> – </text:span><text:span text:style-name="T47">Table</text:span><text:span text:style-name="T4"><text:line-break/></text:span><text:span text:style-name="T20">NOTE: Before all steps, the program has to be started, </text:span><text:span text:style-name="T22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898651427584">
          <table:table-cell table:style-name="Tabelle1.A1" office:value-type="string">
            <text:p text:style-name="P47">3.1</text:p>
          </table:table-cell>
          <table:table-cell table:style-name="Tabelle1.A1" office:value-type="string">
            <text:p text:style-name="P47">Initial</text:p>
          </table:table-cell>
          <table:table-cell table:style-name="Tabelle1.A1" office:value-type="string">
            <text:p text:style-name="P47">Table shown, first row highlighted, first player shown as current, round counter is at 1, <text:span text:style-name="T90">all values “in the right place”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28560">
          <table:table-cell table:style-name="Tabelle1.A1" office:value-type="string">
            <text:p text:style-name="P43">3.<text:span text:style-name="T51">2</text:span>.1</text:p>
          </table:table-cell>
          <table:table-cell table:style-name="Tabelle1.A1" office:value-type="string">
            <text:p text:style-name="P44">1. Hit Enter on a row that is NOT the last row</text:p>
          </table:table-cell>
          <table:table-cell table:style-name="Tabelle1.A1" office:value-type="string">
            <text:p text:style-name="P44">Next row highlighted, <text:span text:style-name="T80">including bold text,</text:span> currentHighlightedLabel shows next player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29648">
          <table:table-cell table:style-name="Tabelle1.A1" office:value-type="string">
            <text:p text:style-name="P44">3.<text:span text:style-name="T51">2</text:span>.2</text:p>
          </table:table-cell>
          <table:table-cell table:style-name="Tabelle1.A1" office:value-type="string">
            <text:p text:style-name="P45">1. Hit Enter and last row is selected</text:p>
          </table:table-cell>
          <table:table-cell table:style-name="Tabelle1.A1" office:value-type="string">
            <text:p text:style-name="P46">First row is selected <text:span text:style-name="T81">with bold text</text:span>,<text:line-break/><text:span text:style-name="T73">currentHighlightedLabel </text:span><text:span text:style-name="T74">shows first player,</text:span> round counter is increment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0736">
          <table:table-cell table:style-name="Tabelle1.A1" office:value-type="string">
            <text:p text:style-name="P48">3.<text:span text:style-name="T52">2.3</text:span></text:p>
          </table:table-cell>
          <table:table-cell table:style-name="Tabelle1.A1" office:value-type="string">
            <text:p text:style-name="P48">1. Click on an abitrarly row</text:p>
          </table:table-cell>
          <table:table-cell table:style-name="Tabelle1.A1" office:value-type="string">
            <text:p text:style-name="P48">This row is highlighted, <text:span text:style-name="T52">current row remains at old value </text:span><text:span text:style-name="T82">and remains in bold text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1824">
          <table:table-cell table:style-name="Tabelle1.A1" office:value-type="string">
            <text:p text:style-name="P49">3.3.1</text:p>
          </table:table-cell>
          <table:table-cell table:style-name="Tabelle1.A1" office:value-type="string">
            <text:p text:style-name="P49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49">Value stor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2912">
          <table:table-cell table:style-name="Tabelle1.A1" office:value-type="string">
            <text:p text:style-name="P50">3.3.2.1</text:p>
          </table:table-cell>
          <table:table-cell table:style-name="Tabelle1.A1" office:value-type="string">
            <text:p text:style-name="P50">1. Double click at arbitraily <text:span text:style-name="T98">fourth </text:span>entry<text:line-break/>2. Type in a number<text:line-break/>3. Hit Enter</text:p>
          </table:table-cell>
          <table:table-cell table:style-name="Tabelle1.A1" office:value-type="string">
            <text:p text:style-name="P50">Number is stor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4000">
          <table:table-cell table:style-name="Tabelle1.A1" office:value-type="string">
            <text:p text:style-name="P51">3.3.2.<text:span text:style-name="T75">2</text:span></text:p>
          </table:table-cell>
          <table:table-cell table:style-name="Tabelle1.A1" office:value-type="string">
            <text:p text:style-name="P51">1. Double click at <text:span text:style-name="T83">INI, Mod or NPC column</text:span></text:p>
          </table:table-cell>
          <table:table-cell table:style-name="Tabelle1.A1" office:value-type="string">
            <text:p text:style-name="P51">Not possible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5088">
          <table:table-cell table:style-name="Tabelle1.A1" office:value-type="string">
            <text:p text:style-name="P52">3.4.<text:span text:style-name="T53">1</text:span></text:p>
          </table:table-cell>
          <table:table-cell table:style-name="Tabelle1.A1" office:value-type="string">
            <text:p text:style-name="P53">1. Drag a row to a different row before highlighted row</text:p>
          </table:table-cell>
          <table:table-cell table:style-name="Tabelle1.A1" office:value-type="string">
            <text:p text:style-name="P53">Row is dragged to mouse defined position <text:span text:style-name="T76">after other rows</text:span>, <text:span text:style-name="T76">other rows remain in order, </text:span><text:span text:style-name="T84">old row remains in bold text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6176">
          <table:table-cell table:style-name="Tabelle1.A1" office:value-type="string">
            <text:p text:style-name="P53">3.4.2</text:p>
          </table:table-cell>
          <table:table-cell table:style-name="Tabelle1.A1" office:value-type="string">
            <text:p text:style-name="P53">1. Drag a row to a different row after highlighted row</text:p>
          </table:table-cell>
          <table:table-cell table:style-name="Tabelle1.A1" office:value-type="string">
            <text:p text:style-name="P53">Row <text:span text:style-name="T85">(including bold text) </text:span>is dragged to mouse defined position</text:p>
          </table:table-cell>
          <table:table-cell table:style-name="Tabelle1.A1" office:value-type="string">
            <text:p text:style-name="P116">Ok</text:p>
          </table:table-cell>
        </table:table-row>
        <text:soft-page-break/>
        <table:table-row table:style-name="TableLine94898651437264">
          <table:table-cell table:style-name="Tabelle1.A1" office:value-type="string">
            <text:p text:style-name="P55">3.4.3</text:p>
          </table:table-cell>
          <table:table-cell table:style-name="Tabelle1.A1" office:value-type="string">
            <text:p text:style-name="P54"><text:span text:style-name="T53">1. Drag a row to a different row </text:span><text:span text:style-name="T54">over the highlighted row<text:line-break/></text:span><text:span text:style-name="T55">2. Hit Enter</text:span></text:p>
          </table:table-cell>
          <table:table-cell table:style-name="Tabelle1.A1" office:value-type="string">
            <text:p text:style-name="P56">Row is dragged correctly,</text:p>
            <text:p text:style-name="P81">character after the one on the move is highlighted <text:span text:style-name="T86">(including bold text)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8352">
          <table:table-cell table:style-name="Tabelle1.A1" office:value-type="string">
            <text:p text:style-name="P57">3.5.<text:span text:style-name="T174">1</text:span></text:p>
          </table:table-cell>
          <table:table-cell table:style-name="Tabelle1.A1" office:value-type="string">
            <text:p text:style-name="P58"><text:span text:style-name="T56">1. </text:span><text:span text:style-name="T57">Hit Delete </text:span><text:span text:style-name="T59">key</text:span><text:span text:style-name="T56"> on a </text:span><text:span text:style-name="T57">mouse clicked</text:span><text:span text:style-name="T56"> highlighted row </text:span><text:span text:style-name="T57">different from Entered row</text:span></text:p>
          </table:table-cell>
          <table:table-cell table:style-name="Tabelle1.A1" office:value-type="string">
            <text:p text:style-name="P59">Row is removed, Char on the move remains highlighted correctly <text:span text:style-name="T87">(bold text)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39440">
          <table:table-cell table:style-name="Tabelle1.A1" office:value-type="string">
            <text:p text:style-name="P59">3.5.<text:span text:style-name="T174">2</text:span></text:p>
          </table:table-cell>
          <table:table-cell table:style-name="Tabelle1.A1" office:value-type="string">
            <text:p text:style-name="P62"><text:span text:style-name="T58">1. Hit Delete </text:span><text:span text:style-name="T59">key</text:span><text:span text:style-name="T58"> or click “Remove character” button without selecting a char with the mouse</text:span></text:p>
          </table:table-cell>
          <table:table-cell table:style-name="Tabelle1.A1" office:value-type="string">
            <text:p text:style-name="P60">Error message appears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0528">
          <table:table-cell table:style-name="Tabelle1.A1" office:value-type="string">
            <text:p text:style-name="P61">3.5.<text:span text:style-name="T174">3</text:span></text:p>
          </table:table-cell>
          <table:table-cell table:style-name="Tabelle1.A1" office:value-type="string">
            <text:p text:style-name="P61">1. Delete a mouse clicked char<text:line-break/>2. Hit Delete key or click “Remove character” <text:span text:style-name="T60">again</text:span></text:p>
          </table:table-cell>
          <table:table-cell table:style-name="Tabelle1.A1" office:value-type="string">
            <text:p text:style-name="P63">Error message appears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1616">
          <table:table-cell table:style-name="Tabelle1.A1" office:value-type="string">
            <text:p text:style-name="P64">3.5.<text:span text:style-name="T175">4</text:span></text:p>
          </table:table-cell>
          <table:table-cell table:style-name="Tabelle1.A1" office:value-type="string">
            <text:p text:style-name="P64">1. Click on the char on the move<text:line-break/>2. Remove the char</text:p>
          </table:table-cell>
          <table:table-cell table:style-name="Tabelle1.A1" office:value-type="string">
            <text:p text:style-name="P64">Row removed, char after the removed one is highlighted <text:span text:style-name="T88">(bold text)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1616">
          <table:table-cell table:style-name="Tabelle1.A1" office:value-type="string">
            <text:p text:style-name="P184">3.5.5</text:p>
          </table:table-cell>
          <table:table-cell table:style-name="Tabelle1.A1" office:value-type="string">
            <text:p text:style-name="P184">1. Rightclick an arbitrarily row in the table</text:p>
          </table:table-cell>
          <table:table-cell table:style-name="Tabelle1.A1" office:value-type="string">
            <text:p text:style-name="P184">Option “Remove Character” is shown</text:p>
          </table:table-cell>
          <table:table-cell table:style-name="Tabelle1.A1" office:value-type="string">
            <text:p text:style-name="P192">Ok</text:p>
          </table:table-cell>
        </table:table-row>
        <table:table-row table:style-name="TableLine94898651441616">
          <table:table-cell table:style-name="Tabelle1.A1" office:value-type="string">
            <text:p text:style-name="P185">3.5.6</text:p>
          </table:table-cell>
          <table:table-cell table:style-name="Tabelle1.A1" office:value-type="string">
            <text:p text:style-name="P185">1. <text:span text:style-name="T176">Rightclick an arbitrarily row in the table</text:span></text:p>
            <text:p text:style-name="P185">2. Click “Remove Character”</text:p>
          </table:table-cell>
          <table:table-cell table:style-name="Tabelle1.A1" office:value-type="string">
            <text:p text:style-name="P185">Character successfully removed</text:p>
          </table:table-cell>
          <table:table-cell table:style-name="Tabelle1.A1" office:value-type="string">
            <text:p text:style-name="P192">Ok</text:p>
          </table:table-cell>
        </table:table-row>
        <table:table-row table:style-name="TableLine94898651441616">
          <table:table-cell table:style-name="Tabelle1.A1" office:value-type="string">
            <text:p text:style-name="P186">3.5.7</text:p>
          </table:table-cell>
          <table:table-cell table:style-name="Tabelle1.A1" office:value-type="string">
            <text:p text:style-name="P186">1. Rightclick a point where no table row is visible</text:p>
          </table:table-cell>
          <table:table-cell table:style-name="Tabelle1.A1" office:value-type="string">
            <text:p text:style-name="P186">Option “Remove Character” not shown</text:p>
          </table:table-cell>
          <table:table-cell table:style-name="Tabelle1.A1" office:value-type="string">
            <text:p text:style-name="P192">Ok</text:p>
          </table:table-cell>
        </table:table-row>
        <table:table-row table:style-name="TableLine94898651442704">
          <table:table-cell table:style-name="Tabelle1.A1" office:value-type="string">
            <text:p text:style-name="P71">3.6.1</text:p>
          </table:table-cell>
          <table:table-cell table:style-name="Tabelle1.A1" office:value-type="string">
            <text:p text:style-name="P71">1. Click “<text:span text:style-name="T100">Return to Main Window</text:span>” button</text:p>
          </table:table-cell>
          <table:table-cell table:style-name="Tabelle1.A1" office:value-type="string">
            <text:p text:style-name="P71">Question box opens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3792">
          <table:table-cell table:style-name="Tabelle1.A1" office:value-type="string">
            <text:p text:style-name="P71">3.6.2</text:p>
          </table:table-cell>
          <table:table-cell table:style-name="Tabelle1.A1" office:value-type="string">
            <text:p text:style-name="P82">1. Click “<text:span text:style-name="T100">Return to Main Window</text:span>” button<text:line-break/>2. Decline</text:p>
          </table:table-cell>
          <table:table-cell table:style-name="Tabelle1.A1" office:value-type="string">
            <text:p text:style-name="P71">T<text:span text:style-name="T89">a</text:span>ble layout remains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4880">
          <table:table-cell table:style-name="Tabelle1.A1" office:value-type="string">
            <text:p text:style-name="P71">3.6.3</text:p>
          </table:table-cell>
          <table:table-cell table:style-name="Tabelle1.A1" office:value-type="string">
            <text:p text:style-name="P71">1. Click “<text:span text:style-name="T101">Return to Main Window</text:span>” button<text:line-break/>2. Accept</text:p>
          </table:table-cell>
          <table:table-cell table:style-name="Tabelle1.A1" office:value-type="string">
            <text:p text:style-name="P71">Welcoming widget display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5968">
          <table:table-cell table:style-name="Tabelle1.A1" office:value-type="string">
            <text:p text:style-name="P65">3.<text:span text:style-name="T66">7</text:span>.1</text:p>
          </table:table-cell>
          <table:table-cell table:style-name="Tabelle1.A1" office:value-type="string">
            <text:p text:style-name="P72"><text:span text:style-name="T61">1. </text:span><text:span text:style-name="T67">Open new combat vis Ctrl + N or “File” → “New combat”</text:span></text:p>
          </table:table-cell>
          <table:table-cell table:style-name="Tabelle1.A1" office:value-type="string">
            <text:p text:style-name="P65">Question box appears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7056">
          <table:table-cell table:style-name="Tabelle1.A1" office:value-type="string">
            <text:p text:style-name="P67">3.<text:span text:style-name="T66">7</text:span>.2</text:p>
          </table:table-cell>
          <table:table-cell table:style-name="Tabelle1.A1" office:value-type="string">
            <text:p text:style-name="P66">1. <text:span text:style-name="T67">Open new combat vis Ctrl + N or “File” → “New combat”</text:span><text:line-break/><text:span text:style-name="T62">2. Hit “Cancel”</text:span></text:p>
          </table:table-cell>
          <table:table-cell table:style-name="Tabelle1.A1" office:value-type="string">
            <text:p text:style-name="P67">Table remains untouch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98651448144">
          <table:table-cell table:style-name="Tabelle1.A1" office:value-type="string">
            <text:p text:style-name="P67">3.<text:span text:style-name="T66">7</text:span>.3</text:p>
          </table:table-cell>
          <table:table-cell table:style-name="Tabelle1.A1" office:value-type="string">
            <text:p text:style-name="P66">1. <text:span text:style-name="T67">Open new combat vis Ctrl + N or “File” → “New combat”</text:span><text:line-break/><text:span text:style-name="T62">2. Hit “No”</text:span></text:p>
          </table:table-cell>
          <table:table-cell table:style-name="Tabelle1.A1" office:value-type="string">
            <text:p text:style-name="P83">Window to store combat opens</text:p>
          </table:table-cell>
          <table:table-cell table:style-name="Tabelle1.A1" office:value-type="string">
            <text:p text:style-name="P117">Ok</text:p>
          </table:table-cell>
        </table:table-row>
        <text:soft-page-break/>
        <table:table-row table:style-name="TableLine94898651449232">
          <table:table-cell table:style-name="Tabelle1.A1" office:value-type="string">
            <text:p text:style-name="P69">3.<text:span text:style-name="T66">7</text:span>.4</text:p>
          </table:table-cell>
          <table:table-cell table:style-name="Tabelle1.A1" office:value-type="string">
            <text:p text:style-name="P66">1. <text:span text:style-name="T67">Open new combat vis Ctrl + N or “File” → “New combat”</text:span><text:line-break/><text:span text:style-name="T62">2. Hit “</text:span><text:span text:style-name="T64">Yes</text:span><text:span text:style-name="T62">”</text:span></text:p>
          </table:table-cell>
          <table:table-cell table:style-name="Tabelle1.A1" office:value-type="string">
            <text:p text:style-name="P70">Window to save table opens, after that window to load table opens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98651450320">
          <table:table-cell table:style-name="Tabelle1.A1" office:value-type="string">
            <text:p text:style-name="P73">3.8</text:p>
          </table:table-cell>
          <table:table-cell table:style-name="Tabelle1.A1" office:value-type="string">
            <text:p text:style-name="P73">1. Save table via Ctrl + S or “File” → “Save table”</text:p>
          </table:table-cell>
          <table:table-cell table:style-name="Tabelle1.A1" office:value-type="string">
            <text:p text:style-name="P73">Saving box opens, table is saved properly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98651451408">
          <table:table-cell table:style-name="Tabelle1.A1" office:value-type="string">
            <text:p text:style-name="P65">3.<text:span text:style-name="T68">9</text:span>.1</text:p>
          </table:table-cell>
          <table:table-cell table:style-name="Tabelle1.A1" office:value-type="string">
            <text:p text:style-name="P65">1. <text:span text:style-name="T67">Load table via </text:span>Ctrl + O <text:span text:style-name="T67">or “File” → “Load table”</text:span></text:p>
          </table:table-cell>
          <table:table-cell table:style-name="Tabelle1.A1" office:value-type="string">
            <text:p text:style-name="P65">Question box appears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98651452496">
          <table:table-cell table:style-name="Tabelle1.A1" office:value-type="string">
            <text:p text:style-name="P67">3.<text:span text:style-name="T68">9</text:span>.2</text:p>
          </table:table-cell>
          <table:table-cell table:style-name="Tabelle1.A1" office:value-type="string">
            <text:p text:style-name="P66">1. <text:span text:style-name="T67">Load table via </text:span>Ctrl + O <text:span text:style-name="T67">or “File” → “Load table”</text:span><text:line-break/><text:span text:style-name="T62">2. Hit “Cancel”</text:span></text:p>
          </table:table-cell>
          <table:table-cell table:style-name="Tabelle1.A1" office:value-type="string">
            <text:p text:style-name="P67">Table remains untouched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98651453584">
          <table:table-cell table:style-name="Tabelle1.A1" office:value-type="string">
            <text:p text:style-name="P67">3.<text:span text:style-name="T68">9</text:span>.3</text:p>
          </table:table-cell>
          <table:table-cell table:style-name="Tabelle1.A1" office:value-type="string">
            <text:p text:style-name="P66">1. <text:span text:style-name="T67">Load table via </text:span>Ctrl + O <text:span text:style-name="T67">or “File” → “Load table”</text:span><text:line-break/><text:span text:style-name="T62">2. Hit “No”</text:span></text:p>
          </table:table-cell>
          <table:table-cell table:style-name="Tabelle1.A1" office:value-type="string">
            <text:p text:style-name="P68"><text:span text:style-name="T65">Window</text:span><text:span text:style-name="T63"> to load table opens</text:span>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98651454672">
          <table:table-cell table:style-name="Tabelle1.A1" office:value-type="string">
            <text:p text:style-name="P69">3.<text:span text:style-name="T68">9</text:span>.4</text:p>
          </table:table-cell>
          <table:table-cell table:style-name="Tabelle1.A1" office:value-type="string">
            <text:p text:style-name="P66">1. <text:span text:style-name="T67">Load table via </text:span>Ctrl + O <text:span text:style-name="T67">or “File” → “Load table”</text:span><text:line-break/><text:span text:style-name="T62">2. Hit “</text:span><text:span text:style-name="T64">Yes</text:span><text:span text:style-name="T62">”</text:span></text:p>
          </table:table-cell>
          <table:table-cell table:style-name="Tabelle1.A1" office:value-type="string">
            <text:p text:style-name="P70">Window to save table opens, after that window to load table opens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898651454672">
          <table:table-cell table:style-name="Tabelle1.A1" office:value-type="string">
            <text:p text:style-name="P183">3.10</text:p>
          </table:table-cell>
          <table:table-cell table:style-name="Tabelle1.A1" office:value-type="string">
            <text:p text:style-name="P183">1. Open or save a Table</text:p>
            <text:p text:style-name="P183">2. Hit Ctrl + O or Ctrl + S</text:p>
          </table:table-cell>
          <table:table-cell table:style-name="Tabelle1.A1" office:value-type="string">
            <text:p text:style-name="P183">The last used directory of the table <text:span text:style-name="T173">is hown in the file dialog</text:span></text:p>
          </table:table-cell>
          <table:table-cell table:style-name="Tabelle1.A1" office:value-type="string">
            <text:p text:style-name="P193">Ok</text:p>
          </table:table-cell>
        </table:table-row>
        <table:table-row table:style-name="TableLine94898651455760">
          <table:table-cell table:style-name="Tabelle1.A1" office:value-type="string">
            <text:p text:style-name="P74">3.1<text:span text:style-name="T172">1</text:span>.1</text:p>
          </table:table-cell>
          <table:table-cell table:style-name="Tabelle1.A1" office:value-type="string">
            <text:p text:style-name="P74">1. Click on Closing button</text:p>
          </table:table-cell>
          <table:table-cell table:style-name="Tabelle1.A1" office:value-type="string">
            <text:p text:style-name="P74">Ques<text:span text:style-name="T77">t</text:span>ion box appear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898651456848">
          <table:table-cell table:style-name="Tabelle1.A1" office:value-type="string">
            <text:p text:style-name="P74">3.1<text:span text:style-name="T172">1</text:span>.2</text:p>
          </table:table-cell>
          <table:table-cell table:style-name="Tabelle1.A1" office:value-type="string">
            <text:p text:style-name="P74">1. Click on Closing button<text:line-break/>2. Click on “Cancel”</text:p>
          </table:table-cell>
          <table:table-cell table:style-name="Tabelle1.A1" office:value-type="string">
            <text:p text:style-name="P74">Table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898651457936">
          <table:table-cell table:style-name="Tabelle1.A1" office:value-type="string">
            <text:p text:style-name="P74">3.1<text:span text:style-name="T172">1</text:span>.3</text:p>
          </table:table-cell>
          <table:table-cell table:style-name="Tabelle1.A1" office:value-type="string">
            <text:p text:style-name="P74">1. Click on Closing button<text:line-break/>2. Click on “No”</text:p>
          </table:table-cell>
          <table:table-cell table:style-name="Tabelle1.A1" office:value-type="string">
            <text:p text:style-name="P74"><text:span text:style-name="T102">Program</text:span> close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898651459024">
          <table:table-cell table:style-name="Tabelle1.A1" office:value-type="string">
            <text:p text:style-name="P74">3.1<text:span text:style-name="T172">1</text:span>.4</text:p>
          </table:table-cell>
          <table:table-cell table:style-name="Tabelle1.A1" office:value-type="string">
            <text:p text:style-name="P74">1. Click on Closing button<text:line-break/>2. Click on “Yes”</text:p>
          </table:table-cell>
          <table:table-cell table:style-name="Tabelle1.A1" office:value-type="string">
            <text:p text:style-name="P74">Storing window opens, <text:span text:style-name="T103">program</text:span> closed after that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898651422480">
          <table:table-cell table:style-name="Tabelle1.A1" office:value-type="string">
            <text:p text:style-name="P99">3.1<text:span text:style-name="T172">2</text:span>.1</text:p>
          </table:table-cell>
          <table:table-cell table:style-name="Tabelle1.A1" office:value-type="string">
            <text:p text:style-name="P99">1. Right Click anywhere in the <text:span text:style-name="T109">Table</text:span></text:p>
            <text:p text:style-name="P99">2. Select “<text:span text:style-name="T151">Options”-&gt;”</text:span>Show Initiative” twice</text:p>
          </table:table-cell>
          <table:table-cell table:style-name="Tabelle1.A1" office:value-type="string">
            <text:p text:style-name="P99">INI column shown and hidden, <text:span text:style-name="T111">option is shown as enabled or disabled</text:span>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4898651423520">
          <table:table-cell table:style-name="Tabelle1.A1" office:value-type="string">
            <text:p text:style-name="P100">3.1<text:span text:style-name="T172">2</text:span>.2</text:p>
          </table:table-cell>
          <table:table-cell table:style-name="Tabelle1.A1" office:value-type="string">
            <text:p text:style-name="P99">1. Right Click anywhere in the <text:span text:style-name="T109">Table</text:span></text:p>
            <text:p text:style-name="P99">2. Select “<text:span text:style-name="T151">Options”-&gt;”</text:span>Show <text:span text:style-name="T108">Modifier</text:span>” twice</text:p>
          </table:table-cell>
          <table:table-cell table:style-name="Tabelle1.A1" office:value-type="string">
            <text:p text:style-name="P101">Mod column shown and hidden<text:span text:style-name="T107">, </text:span><text:span text:style-name="T111">option is shown as enabled or disabled</text:span>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4898651463872">
          <table:table-cell table:style-name="Tabelle1.A1" office:value-type="string">
            <text:p text:style-name="P102">3.1<text:span text:style-name="T172">2</text:span>.3</text:p>
          </table:table-cell>
          <table:table-cell table:style-name="Tabelle1.A1" office:value-type="string">
            <text:p text:style-name="P103">1. Disable both the INI and Mod column <text:span text:style-name="T110">using Right Click</text:span></text:p>
            <text:p text:style-name="P104">2. Close the program</text:p>
            <text:p text:style-name="P104">3. Restart using an existing table or via a <text:soft-page-break/>new Combat</text:p>
          </table:table-cell>
          <table:table-cell table:style-name="Tabelle1.A1" office:value-type="string">
            <text:p text:style-name="P104">INI and Mod column are hidden, options shown as disabled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4898651465008">
          <table:table-cell table:style-name="Tabelle1.A1" table:number-columns-spanned="4" office:value-type="string">
            <text:p text:style-name="P76"><text:span text:style-name="T69"><text:line-break/></text:span><text:span text:style-name="T38">V</text:span><text:span text:style-name="T43">4</text:span><text:span text:style-name="T38"> – </text:span><text:span text:style-name="T43">Table saving</text:span></text:p>
          </table:table-cell>
          <table:covered-table-cell/>
          <table:covered-table-cell/>
          <table:covered-table-cell/>
        </table:table-row>
        <table:table-row table:style-name="TableLine94898651465824">
          <table:table-cell table:style-name="Tabelle1.A1" office:value-type="string">
            <text:p text:style-name="P77">4.1</text:p>
          </table:table-cell>
          <table:table-cell table:style-name="Tabelle1.A1" office:value-type="string">
            <text:p text:style-name="P77">1. Save a table while in table widget<text:line-break/>2. Check the selected table</text:p>
          </table:table-cell>
          <table:table-cell table:style-name="Tabelle1.A1" office:value-type="string">
            <text:p text:style-name="P77"><text:span text:style-name="T99">Six</text:span> columns, header set correctly, all data set correctly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898651466800">
          <table:table-cell table:style-name="Tabelle1.A1" office:value-type="string">
            <text:p text:style-name="P84">4.2</text:p>
          </table:table-cell>
          <table:table-cell table:style-name="Tabelle1.A1" office:value-type="string">
            <text:p text:style-name="P84">1. Save a table with no entries</text:p>
          </table:table-cell>
          <table:table-cell table:style-name="Tabelle1.A1" office:value-type="string">
            <text:p text:style-name="P84">Error message telling that the table <text:span text:style-name="T177">must not be empty</text:span></text:p>
          </table:table-cell>
          <table:table-cell table:style-name="Tabelle1.A1" office:value-type="string">
            <text:p text:style-name="P194">Ok</text:p>
          </table:table-cell>
        </table:table-row>
        <table:table-row table:style-name="TableLine94898651466800">
          <table:table-cell table:style-name="Tabelle1.A1" office:value-type="string">
            <text:p text:style-name="P187">4.3</text:p>
          </table:table-cell>
          <table:table-cell table:style-name="Tabelle1.A1" office:value-type="string">
            <text:p text:style-name="P187">1. Save a table where semicoli are in the name and/or additional info label</text:p>
            <text:p text:style-name="P187">2. Reload the table</text:p>
          </table:table-cell>
          <table:table-cell table:style-name="Tabelle1.A1" office:value-type="string">
            <text:p text:style-name="P187">All valies shown normally</text:p>
          </table:table-cell>
          <table:table-cell table:style-name="Tabelle1.A1" office:value-type="string">
            <text:p text:style-name="P195">Ok</text:p>
          </table:table-cell>
        </table:table-row>
        <table:table-row table:style-name="TableLine94898651467888">
          <table:table-cell table:style-name="Tabelle1.A1" table:number-columns-spanned="4" office:value-type="string">
            <text:p text:style-name="P75"><text:line-break/><text:span text:style-name="T38">V</text:span><text:span text:style-name="T45">5</text:span><text:span text:style-name="T38"> – </text:span><text:span text:style-name="T43">Table </text:span><text:span text:style-name="T44">opening</text:span></text:p>
          </table:table-cell>
          <table:covered-table-cell/>
          <table:covered-table-cell/>
          <table:covered-table-cell/>
        </table:table-row>
        <table:table-row table:style-name="TableLine94898651468704">
          <table:table-cell table:style-name="Tabelle1.A1" office:value-type="string">
            <text:p text:style-name="P78">5.1</text:p>
          </table:table-cell>
          <table:table-cell table:style-name="Tabelle1.A1" office:value-type="string">
            <text:p text:style-name="P78">1. Open up a table in the right format</text:p>
          </table:table-cell>
          <table:table-cell table:style-name="Tabelle1.A1" office:value-type="string">
            <text:p text:style-name="P78">Table loaded correctly, all data set normally, <text:span text:style-name="T78">the highlighted row and round number is set correctly</text:span>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898651469680">
          <table:table-cell table:style-name="Tabelle1.A1" office:value-type="string">
            <text:p text:style-name="P78">5.2</text:p>
          </table:table-cell>
          <table:table-cell table:style-name="Tabelle1.A1" office:value-type="string">
            <text:p text:style-name="P78">1. Open up a table in wrong format</text:p>
          </table:table-cell>
          <table:table-cell table:style-name="Tabelle1.A1" office:value-type="string">
            <text:p text:style-name="P78">Error message appears</text:p>
          </table:table-cell>
          <table:table-cell table:style-name="Tabelle1.A1" office:value-type="string">
            <text:p text:style-name="P126">Ok</text:p>
          </table:table-cell>
        </table:table-row>
        <table:table-row table:style-name="TableLine94898651470768">
          <table:table-cell table:style-name="Tabelle1.A1" table:number-columns-spanned="4" office:value-type="string">
            <text:p text:style-name="P79"><text:line-break/><text:span text:style-name="T46">V6 – Table Reediting </text:span><text:span text:style-name="T48">Dialog</text:span><text:span text:style-name="T46"><text:line-break/></text:span><text:span text:style-name="T23">NOTE: Before all steps, the program has to be started, </text:span><text:span text:style-name="T24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898651471584">
          <table:table-cell table:style-name="Tabelle1.A1" office:value-type="string">
            <text:p text:style-name="P85">6.1.<text:span text:style-name="T114">1</text:span></text:p>
          </table:table-cell>
          <table:table-cell table:style-name="Tabelle1.A1" office:value-type="string">
            <text:p text:style-name="P129">1. <text:span text:style-name="T112">Right Click in the Table<text:line-break/></text:span><text:span text:style-name="T113">2. Select “Add new Character(s)”</text:span></text:p>
          </table:table-cell>
          <table:table-cell table:style-name="Tabelle1.A1" office:value-type="string">
            <text:p text:style-name="P132">Dialog to reedit Combat opens, <text:span text:style-name="T115">Table locked</text:span>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898651472560">
          <table:table-cell table:style-name="Tabelle1.A1" office:value-type="string">
            <text:p text:style-name="P105">6.1.2</text:p>
          </table:table-cell>
          <table:table-cell table:style-name="Tabelle1.A1" office:value-type="string">
            <text:p text:style-name="P133">1. Hit Ctrl + R</text:p>
          </table:table-cell>
          <table:table-cell table:style-name="Tabelle1.A1" office:value-type="string">
            <text:p text:style-name="P132">Dialog to reedit Combat opens, <text:span text:style-name="T115">Table locked</text:span>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898651473648">
          <table:table-cell table:style-name="Tabelle1.A1" office:value-type="string">
            <text:p text:style-name="P86">6.<text:span text:style-name="T115">2.1.</text:span><text:span text:style-name="T120">1</text:span></text:p>
          </table:table-cell>
          <table:table-cell table:style-name="Tabelle1.A1" office:value-type="string">
            <text:p text:style-name="P129">1. <text:span text:style-name="T115">Add some values in Dialog</text:span></text:p>
            <text:p text:style-name="P134">2. <text:span text:style-name="T116">Click “Add Character”<text:line-break/>3. Click “Return”</text:span></text:p>
            <text:p text:style-name="P136">4. Click “No”</text:p>
          </table:table-cell>
          <table:table-cell table:style-name="Tabelle1.A1" office:value-type="string">
            <text:p text:style-name="P136">Character is stored accordingly at the end of the table, <text:span text:style-name="T118">all other values stay the same</text:span>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898651474736">
          <table:table-cell table:style-name="Tabelle1.A1" office:value-type="string">
            <text:p text:style-name="P86">6.<text:span text:style-name="T115">2.1</text:span></text:p>
          </table:table-cell>
          <table:table-cell table:style-name="Tabelle1.A1" office:value-type="string">
            <text:p text:style-name="P129">1. <text:span text:style-name="T115">Add some values in Dialog</text:span></text:p>
            <text:p text:style-name="P134">2. <text:span text:style-name="T120">Hit “Enter”</text:span><text:span text:style-name="T116"><text:line-break/>3. Click “Return”</text:span></text:p>
            <text:p text:style-name="P136">4. Click “No”</text:p>
          </table:table-cell>
          <table:table-cell table:style-name="Tabelle1.A1" office:value-type="string">
            <text:p text:style-name="P136">Character is stored accordingly at the end of the table, <text:span text:style-name="T118">all other values stay the same</text:span>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898651475824">
          <table:table-cell table:style-name="Tabelle1.A1" office:value-type="string">
            <text:p text:style-name="P86">6.2.<text:span text:style-name="T91">2</text:span></text:p>
          </table:table-cell>
          <table:table-cell table:style-name="Tabelle1.A1" office:value-type="string">
            <text:p text:style-name="P130">1. <text:span text:style-name="T115">Add some values in Dialog</text:span></text:p>
            <text:p text:style-name="P135">2. <text:span text:style-name="T116">Click “Add Character”<text:line-break/>3. Click “Return”</text:span></text:p>
            <text:p text:style-name="P137">4. Click “<text:span text:style-name="T117">Yes”</text:span></text:p>
          </table:table-cell>
          <table:table-cell table:style-name="Tabelle1.A1" office:value-type="string">
            <text:p text:style-name="P138">Table is resorted properly, the row of the current player is updated accordingly, <text:span text:style-name="T118">all other values stay the same</text:span>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898651476912">
          <table:table-cell table:style-name="Tabelle1.A1" office:value-type="string">
            <text:p text:style-name="P86">6.2.<text:span text:style-name="T179">3</text:span></text:p>
          </table:table-cell>
          <table:table-cell table:style-name="Tabelle1.A1" office:value-type="string">
            <text:p text:style-name="P130">1. <text:span text:style-name="T115">Add some values in </text:span><text:soft-page-break/><text:span text:style-name="T115">Dialog</text:span></text:p>
            <text:p text:style-name="P135">2. <text:span text:style-name="T121">Hit “Enter”</text:span><text:span text:style-name="T116"><text:line-break/>3. Click “Return”</text:span></text:p>
            <text:p text:style-name="P137">4. Click “<text:span text:style-name="T117">Yes”</text:span></text:p>
          </table:table-cell>
          <table:table-cell table:style-name="Tabelle1.A1" office:value-type="string">
            <text:p text:style-name="P138">Table is resorted properly, <text:soft-page-break/>the row of the current player is updated accordingly, <text:span text:style-name="T118">all other values stay the same</text:span></text:p>
          </table:table-cell>
          <table:table-cell table:style-name="Tabelle1.A1" office:value-type="string">
            <text:p text:style-name="P163">Ok</text:p>
          </table:table-cell>
        </table:table-row>
        <table:table-row table:style-name="TableLine94898651478000">
          <table:table-cell table:style-name="Tabelle1.A1" office:value-type="string">
            <text:p text:style-name="P87">6.<text:span text:style-name="T119">3</text:span></text:p>
          </table:table-cell>
          <table:table-cell table:style-name="Tabelle1.A1" office:value-type="string">
            <text:p text:style-name="P130">1. <text:span text:style-name="T115">Add some values in Dialog</text:span></text:p>
            <text:p text:style-name="P135">2. <text:span text:style-name="T116">Click “Add Character”<text:line-break/>3. Click “Re</text:span><text:span text:style-name="T119">set”</text:span></text:p>
          </table:table-cell>
          <table:table-cell table:style-name="Tabelle1.A1" office:value-type="string">
            <text:p text:style-name="P139">Layout reset, no Character added</text:p>
          </table:table-cell>
          <table:table-cell table:style-name="Tabelle1.A1" office:value-type="string">
            <text:p text:style-name="P164">Ok</text:p>
          </table:table-cell>
        </table:table-row>
        <table:table-row table:style-name="TableLine94898651479088">
          <table:table-cell table:style-name="Tabelle1.A1" office:value-type="string">
            <text:p text:style-name="P88">6.<text:span text:style-name="T122">4</text:span></text:p>
          </table:table-cell>
          <table:table-cell table:style-name="Tabelle1.A1" office:value-type="string">
            <text:p text:style-name="P140">1. Hit “Enter” if name label is empty</text:p>
          </table:table-cell>
          <table:table-cell table:style-name="Tabelle1.A1" office:value-type="string">
            <text:p text:style-name="P131">Error message appears, telling <text:span text:style-name="T123">that a name is mandatory</text:span></text:p>
          </table:table-cell>
          <table:table-cell table:style-name="Tabelle1.A1" office:value-type="string">
            <text:p text:style-name="P165">Ok</text:p>
          </table:table-cell>
        </table:table-row>
        <table:table-row table:style-name="TableLine94898651480176">
          <table:table-cell table:style-name="Tabelle1.A1" office:value-type="string">
            <text:p text:style-name="P127">6.5</text:p>
          </table:table-cell>
          <table:table-cell table:style-name="Tabelle1.A1" office:value-type="string">
            <text:p text:style-name="P166">1. Return without storing a character</text:p>
          </table:table-cell>
          <table:table-cell table:style-name="Tabelle1.A1" office:value-type="string">
            <text:p text:style-name="P166">Nothing happens</text:p>
          </table:table-cell>
          <table:table-cell table:style-name="Tabelle1.A1" office:value-type="string">
            <text:p text:style-name="P166">Ok</text:p>
          </table:table-cell>
        </table:table-row>
        <table:table-row table:style-name="TableLine94898651481264">
          <table:table-cell table:style-name="Tabelle1.A1" table:number-columns-spanned="4" office:value-type="string">
            <text:p text:style-name="P80"><text:span text:style-name="T46"><text:line-break/>V</text:span><text:span text:style-name="T49">7</text:span><text:span text:style-name="T46"> – </text:span><text:span text:style-name="T50">Status Effect</text:span><text:span text:style-name="T46"> </text:span><text:span text:style-name="T48">Dialog</text:span><text:span text:style-name="T46"><text:line-break/></text:span><text:span text:style-name="T23">NOTE: Before all steps, </text:span><text:span text:style-name="T25">either the Combat Table or Character Creation Widget is initialized</text:span></text:p>
          </table:table-cell>
          <table:covered-table-cell/>
          <table:covered-table-cell/>
          <table:covered-table-cell/>
        </table:table-row>
        <table:table-row table:style-name="TableLine94898651482080">
          <table:table-cell table:style-name="Tabelle1.A1" office:value-type="string">
            <text:p text:style-name="P106">7.1.<text:span text:style-name="T124">1</text:span></text:p>
          </table:table-cell>
          <table:table-cell table:style-name="Tabelle1.A1" office:value-type="string">
            <text:p text:style-name="P141">1. Hit “Ctrl”+”E” in Table Widget</text:p>
          </table:table-cell>
          <table:table-cell table:style-name="Tabelle1.A1" office:value-type="string">
            <text:p text:style-name="P141">Status Effect Dialog opens, <text:span text:style-name="T146">Table locked</text:span></text:p>
          </table:table-cell>
          <table:table-cell table:style-name="Tabelle1.A1" office:value-type="string">
            <text:p text:style-name="P167">Ok</text:p>
          </table:table-cell>
        </table:table-row>
        <table:table-row table:style-name="TableLine94898651483056">
          <table:table-cell table:style-name="Tabelle1.A1" office:value-type="string">
            <text:p text:style-name="P107">7.1.2</text:p>
          </table:table-cell>
          <table:table-cell table:style-name="Tabelle1.A1" office:value-type="string">
            <text:p text:style-name="P143">1. Hit “Ctrl”+”E” in Character Creation</text:p>
          </table:table-cell>
          <table:table-cell table:style-name="Tabelle1.A1" office:value-type="string">
            <text:p text:style-name="P141">Status Effect Dialog opens, <text:span text:style-name="T147">Char Creation locked</text:span></text:p>
          </table:table-cell>
          <table:table-cell table:style-name="Tabelle1.A1" office:value-type="string">
            <text:p text:style-name="P169">Ok</text:p>
          </table:table-cell>
        </table:table-row>
        <table:table-row table:style-name="TableLine94898651484144">
          <table:table-cell table:style-name="Tabelle1.A1" office:value-type="string">
            <text:p text:style-name="P128">7.1.3</text:p>
          </table:table-cell>
          <table:table-cell table:style-name="Tabelle1.A1" office:value-type="string">
            <text:p text:style-name="P170">1. Click “Add Status Effect” in Character Creation</text:p>
          </table:table-cell>
          <table:table-cell table:style-name="Tabelle1.A1" office:value-type="string">
            <text:p text:style-name="P142">Status Effect Dialog opens, <text:span text:style-name="T147">Char Creation locked</text:span></text:p>
          </table:table-cell>
          <table:table-cell table:style-name="Tabelle1.A1" office:value-type="string">
            <text:p text:style-name="P170">Ok</text:p>
          </table:table-cell>
        </table:table-row>
        <table:table-row table:style-name="TableLine94898651485232">
          <table:table-cell table:style-name="Tabelle1.A1" office:value-type="string">
            <text:p text:style-name="P108">7.1.<text:span text:style-name="T152">4</text:span></text:p>
          </table:table-cell>
          <table:table-cell table:style-name="Tabelle1.A1" office:value-type="string">
            <text:p text:style-name="P144">1. Click the Right Mouse Button over a row in Table Widget</text:p>
          </table:table-cell>
          <table:table-cell table:style-name="Tabelle1.A1" office:value-type="string">
            <text:p text:style-name="P141">Status Effect Dialog <text:span text:style-name="T125">option shown in Context Menu</text:span></text:p>
          </table:table-cell>
          <table:table-cell table:style-name="Tabelle1.A1" office:value-type="string">
            <text:p text:style-name="P168">Ok</text:p>
          </table:table-cell>
        </table:table-row>
        <table:table-row table:style-name="TableLine94898651486320">
          <table:table-cell table:style-name="Tabelle1.A1" office:value-type="string">
            <text:p text:style-name="P109">7.1.<text:span text:style-name="T152">5</text:span></text:p>
          </table:table-cell>
          <table:table-cell table:style-name="Tabelle1.A1" office:value-type="string">
            <text:p text:style-name="P145">1. Click the Right Mouse Button <text:span text:style-name="T126">when NOT over a row in Table Widget</text:span></text:p>
          </table:table-cell>
          <table:table-cell table:style-name="Tabelle1.A1" office:value-type="string">
            <text:p text:style-name="P146">Status Effect Dialog Option not shown</text:p>
          </table:table-cell>
          <table:table-cell table:style-name="Tabelle1.A1" office:value-type="string">
            <text:p text:style-name="P168">Ok</text:p>
          </table:table-cell>
        </table:table-row>
        <table:table-row table:style-name="TableLine94898651487408">
          <table:table-cell table:style-name="Tabelle1.A1" office:value-type="string">
            <text:p text:style-name="P110">7.2</text:p>
          </table:table-cell>
          <table:table-cell table:style-name="Tabelle1.A1" office:value-type="string">
            <text:p text:style-name="P147">1. Open Status Effect Dialog<text:line-break/>2. Type in a string</text:p>
          </table:table-cell>
          <table:table-cell table:style-name="Tabelle1.A1" office:value-type="string">
            <text:p text:style-name="P147">Every String not containing the typed in string is hidden</text:p>
          </table:table-cell>
          <table:table-cell table:style-name="Tabelle1.A1" office:value-type="string">
            <text:p text:style-name="P171">Ok</text:p>
          </table:table-cell>
        </table:table-row>
        <table:table-row table:style-name="TableLine94898651488496">
          <table:table-cell table:style-name="Tabelle1.A1" office:value-type="string">
            <text:p text:style-name="P111">7.<text:span text:style-name="T127">3.</text:span><text:span text:style-name="T134">1</text:span></text:p>
          </table:table-cell>
          <table:table-cell table:style-name="Tabelle1.A1" office:value-type="string">
            <text:p text:style-name="P148"><text:span text:style-name="T130">1. Select a row in the Table Widget </text:span><text:span text:style-name="T131">and type in a value</text:span><text:line-break/><text:span text:style-name="T134">2</text:span>. Open Status Effect Dialog <text:span text:style-name="T132">for this row</text:span><text:line-break/><text:span text:style-name="T134">3</text:span>. <text:span text:style-name="T128">Select one List Value</text:span></text:p>
            <text:p text:style-name="P151"><text:span text:style-name="T134">4</text:span>. Click “<text:span text:style-name="T129">Add Effect”</text:span></text:p>
          </table:table-cell>
          <table:table-cell table:style-name="Tabelle1.A1" office:value-type="string">
            <text:p text:style-name="P154">Value is added to the Table Entry, “ ” <text:span text:style-name="T136">at the end,</text:span> <text:span text:style-name="T133">empty space to text before</text:span></text:p>
          </table:table-cell>
          <table:table-cell table:style-name="Tabelle1.A1" office:value-type="string">
            <text:p text:style-name="P172">Ok</text:p>
          </table:table-cell>
        </table:table-row>
        <table:table-row table:style-name="TableLine94898651489584">
          <table:table-cell table:style-name="Tabelle1.A1" office:value-type="string">
            <text:p text:style-name="P112">7.3.2</text:p>
          </table:table-cell>
          <table:table-cell table:style-name="Tabelle1.A1" office:value-type="string">
            <text:p text:style-name="P149">1. Open Status Effect Dialog <text:span text:style-name="T132">for </text:span><text:span text:style-name="T134">a Table row</text:span><text:line-break/>2. <text:span text:style-name="T128">Select one List Value</text:span></text:p>
            <text:p text:style-name="P152">3. Click “<text:span text:style-name="T129">Add Effect”</text:span></text:p>
          </table:table-cell>
          <table:table-cell table:style-name="Tabelle1.A1" office:value-type="string">
            <text:p text:style-name="P155">Value added to the Table Entry, no Space <text:span text:style-name="T154">at the beginning</text:span></text:p>
          </table:table-cell>
          <table:table-cell table:style-name="Tabelle1.A1" office:value-type="string">
            <text:p text:style-name="P173">Ok</text:p>
          </table:table-cell>
        </table:table-row>
        <table:table-row table:style-name="TableLine94898651490672">
          <table:table-cell table:style-name="Tabelle1.A1" office:value-type="string">
            <text:p text:style-name="P113">7.3.3</text:p>
          </table:table-cell>
          <table:table-cell table:style-name="Tabelle1.A1" office:value-type="string">
            <text:p text:style-name="P150">1. Open Status Effect Dialog <text:span text:style-name="T132">for </text:span><text:span text:style-name="T134">a Table row</text:span><text:line-break/>2. <text:span text:style-name="T128">Select </text:span><text:span text:style-name="T135">multiple List values</text:span></text:p>
            <text:p text:style-name="P153">3. Click “<text:span text:style-name="T129">Add Effect”</text:span></text:p>
          </table:table-cell>
          <table:table-cell table:style-name="Tabelle1.A1" office:value-type="string">
            <text:p text:style-name="P156">Values added to the Table Entry, <text:span text:style-name="T137">separated by “, “</text:span></text:p>
          </table:table-cell>
          <table:table-cell table:style-name="Tabelle1.A1" office:value-type="string">
            <text:p text:style-name="P174">Ok</text:p>
          </table:table-cell>
        </table:table-row>
        <table:table-row table:style-name="TableLine94898651491760">
          <table:table-cell table:style-name="Tabelle1.A1" office:value-type="string">
            <text:p text:style-name="P111">7.<text:span text:style-name="T138">4.</text:span><text:span text:style-name="T134">1</text:span></text:p>
          </table:table-cell>
          <table:table-cell table:style-name="Tabelle1.A1" office:value-type="string">
            <text:p text:style-name="P148"><text:span text:style-name="T142">1. Open Character </text:span><text:soft-page-break/><text:span text:style-name="T142">Creation Widget, type something in additional information</text:span><text:span text:style-name="T140"><text:line-break/></text:span><text:span text:style-name="T143">2</text:span>. Open Status Effect <text:span text:style-name="T143">D</text:span>ialog<text:line-break/><text:span text:style-name="T144">3.</text:span> <text:span text:style-name="T128">Select one List Value</text:span></text:p>
            <text:p text:style-name="P151"><text:span text:style-name="T144">4</text:span>. Click “<text:span text:style-name="T129">Add Effect”</text:span></text:p>
          </table:table-cell>
          <table:table-cell table:style-name="Tabelle1.A1" office:value-type="string">
            <text:p text:style-name="P154">Value is added to the <text:soft-page-break/><text:span text:style-name="T141">additional information label</text:span>, “ ” <text:span text:style-name="T136">at the end,</text:span> <text:span text:style-name="T133">empty space to text before</text:span></text:p>
          </table:table-cell>
          <table:table-cell table:style-name="Tabelle1.A1" office:value-type="string">
            <text:p text:style-name="P175">Ok</text:p>
          </table:table-cell>
        </table:table-row>
        <table:table-row table:style-name="TableLine94898651492848">
          <table:table-cell table:style-name="Tabelle1.A1" office:value-type="string">
            <text:p text:style-name="P112">7.<text:span text:style-name="T139">4</text:span>.2</text:p>
          </table:table-cell>
          <table:table-cell table:style-name="Tabelle1.A1" office:value-type="string">
            <text:p text:style-name="P148"><text:span text:style-name="T142">1. Open Character Creation Widget</text:span><text:span text:style-name="T140"><text:line-break/></text:span><text:span text:style-name="T143">2</text:span>. Open Status Effect <text:span text:style-name="T143">D</text:span>ialog<text:line-break/><text:span text:style-name="T144">3.</text:span> <text:span text:style-name="T128">Select one List Value</text:span></text:p>
            <text:p text:style-name="P151"><text:span text:style-name="T144">4</text:span>. Click “<text:span text:style-name="T129">Add Effect”</text:span></text:p>
          </table:table-cell>
          <table:table-cell table:style-name="Tabelle1.A1" office:value-type="string">
            <text:p text:style-name="P155">Value added to the Table Entry, no Space <text:span text:style-name="T153">at the beginning</text:span></text:p>
          </table:table-cell>
          <table:table-cell table:style-name="Tabelle1.A1" office:value-type="string">
            <text:p text:style-name="P176">Ok</text:p>
          </table:table-cell>
        </table:table-row>
        <table:table-row table:style-name="TableLine94898651493936">
          <table:table-cell table:style-name="Tabelle1.A1" office:value-type="string">
            <text:p text:style-name="P113">7.<text:span text:style-name="T139">4</text:span>.3</text:p>
          </table:table-cell>
          <table:table-cell table:style-name="Tabelle1.A1" office:value-type="string">
            <text:p text:style-name="P148"><text:span text:style-name="T142">1. Open Character Creation Widget</text:span><text:span text:style-name="T140"><text:line-break/></text:span><text:span text:style-name="T143">2</text:span>. Open Status Effect <text:span text:style-name="T143">D</text:span>ialog<text:line-break/><text:span text:style-name="T144">3.</text:span> <text:span text:style-name="T128">Select </text:span><text:span text:style-name="T145">multiple</text:span><text:span text:style-name="T128"> List Value</text:span></text:p>
            <text:p text:style-name="P151"><text:span text:style-name="T144">4</text:span>. Click “<text:span text:style-name="T129">Add Effect”</text:span></text:p>
          </table:table-cell>
          <table:table-cell table:style-name="Tabelle1.A1" office:value-type="string">
            <text:p text:style-name="P156">Values added to the Table Entry, <text:span text:style-name="T137">separated by “, “</text:span></text:p>
          </table:table-cell>
          <table:table-cell table:style-name="Tabelle1.A1" office:value-type="string">
            <text:p text:style-name="P177">Ok</text:p>
          </table:table-cell>
        </table:table-row>
        <table:table-row table:style-name="TableLine94898651495024">
          <table:table-cell table:style-name="Tabelle1.A1" office:value-type="string">
            <text:p text:style-name="P114">7.4.4</text:p>
          </table:table-cell>
          <table:table-cell table:style-name="Tabelle1.A1" office:value-type="string">
            <text:p text:style-name="P157">1. Open Table Widget</text:p>
            <text:p text:style-name="P157">2. Open Status Effect Dialog</text:p>
            <text:p text:style-name="P157">3. Click “Return”</text:p>
          </table:table-cell>
          <table:table-cell table:style-name="Tabelle1.A1" office:value-type="string">
            <text:p text:style-name="P157">Dialog closes, Table Widget <text:span text:style-name="T148">shown and reeditable</text:span></text:p>
          </table:table-cell>
          <table:table-cell table:style-name="Tabelle1.A1" office:value-type="string">
            <text:p text:style-name="P179">Ok</text:p>
          </table:table-cell>
        </table:table-row>
        <table:table-row table:style-name="TableLine94898651496112">
          <table:table-cell table:style-name="Tabelle1.A1" office:value-type="string">
            <text:p text:style-name="P114">7.4.<text:span text:style-name="T148">5</text:span></text:p>
          </table:table-cell>
          <table:table-cell table:style-name="Tabelle1.A1" office:value-type="string">
            <text:p text:style-name="P157">1. Open <text:span text:style-name="T150">Char Creation</text:span></text:p>
            <text:p text:style-name="P157">2. Open Status Effect Dialog</text:p>
            <text:p text:style-name="P157">3. Click “Return”</text:p>
          </table:table-cell>
          <table:table-cell table:style-name="Tabelle1.A1" office:value-type="string">
            <text:p text:style-name="P158">Dialog closes, <text:span text:style-name="T149">Character Creation</text:span> <text:span text:style-name="T148">shown and reeditable</text:span></text:p>
          </table:table-cell>
          <table:table-cell table:style-name="Tabelle1.A1" office:value-type="string">
            <text:p text:style-name="P178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31T16:43:22.880876068</dc:date>
    <meta:editing-duration>PT5H43M56S</meta:editing-duration>
    <meta:editing-cycles>453</meta:editing-cycles>
    <meta:document-statistic meta:table-count="1" meta:image-count="0" meta:object-count="0" meta:page-count="8" meta:paragraph-count="428" meta:word-count="2254" meta:character-count="11859" meta:non-whitespace-character-count="10017"/>
  </office:meta>
</office:document-meta>
</file>